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AngularJS Hello World</text:title></text:p>
      <text:p text:style-name="OrgTitle"/>
      <text:p text:style-name="OrgSubtitle"><text:initial-creator>Rudolf Olah</text:initial-creator></text:p>
      <text:p text:style-name="OrgSubtitle"/>
      <text:p text:style-name="OrgSubtitle"><text:date style:data-style-name="N75" text:date-value="2013-10-09T16:54:46-04:00">09 Oct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Before We Begin</text:a></text:p>
          <text:p text:style-name="Contents_20_2"><text:a xlink:type="simple" xlink:href="#sec-1-1">1.1. Requirements</text:a></text:p>
          <text:p text:style-name="Contents_20_2"><text:a xlink:type="simple" xlink:href="#sec-1-2">1.2. Install and Set Up</text:a></text:p>
          <text:p text:style-name="Contents_20_3"><text:a xlink:type="simple" xlink:href="#sec-1-2-1">1.2.1. Project Structure</text:a></text:p>
          <text:p text:style-name="Contents_20_3"><text:a xlink:type="simple" xlink:href="#sec-1-2-2">1.2.2. Install AngularJS</text:a></text:p>
          <text:p text:style-name="Contents_20_3"><text:a xlink:type="simple" xlink:href="#sec-1-2-3">1.2.3. Install the Karma test runner and Jasmine test framework</text:a></text:p>
          <text:p text:style-name="Contents_20_3"><text:a xlink:type="simple" xlink:href="#sec-1-2-4">1.2.4. Setting up Karma for Unit Testing</text:a></text:p>
          <text:p text:style-name="Contents_20_3"><text:a xlink:type="simple" xlink:href="#sec-1-2-5">1.2.5. Running the Karma Unit Tests</text:a></text:p>
          <text:p text:style-name="Contents_20_1"><text:a xlink:type="simple" xlink:href="#sec-2">2. Learning AngularJS</text:a></text:p>
          <text:p text:style-name="Contents_20_2"><text:a xlink:type="simple" xlink:href="#sec-2-1">2.1. Concepts</text:a></text:p>
          <text:p text:style-name="Contents_20_3"><text:a xlink:type="simple" xlink:href="#sec-2-1-1">2.1.1. Directives</text:a></text:p>
          <text:p text:style-name="Contents_20_3"><text:a xlink:type="simple" xlink:href="#sec-2-1-2">2.1.2. Controllers</text:a></text:p>
          <text:p text:style-name="Contents_20_3"><text:a xlink:type="simple" xlink:href="#sec-2-1-3">2.1.3. Expressions</text:a></text:p>
          <text:p text:style-name="Contents_20_3"><text:a xlink:type="simple" xlink:href="#sec-2-1-4">2.1.4. Filters</text:a></text:p>
          <text:p text:style-name="Contents_20_2"><text:a xlink:type="simple" xlink:href="#sec-2-2">2.2. Defining the Hello World module</text:a></text:p>
          <text:p text:style-name="Contents_20_2"><text:a xlink:type="simple" xlink:href="#sec-2-3">2.3. Using the Hello World module</text:a></text:p>
          <text:p text:style-name="Contents_20_2"><text:a xlink:type="simple" xlink:href="#sec-2-4">2.4. Defining a Controller</text:a></text:p>
          <text:p text:style-name="Contents_20_3"><text:a xlink:type="simple" xlink:href="#sec-2-4-1">2.4.1. Sorting and Searching the Books</text:a></text:p>
          <text:p text:style-name="Contents_20_3"><text:a xlink:type="simple" xlink:href="#sec-2-4-2">2.4.2. Putting it all together</text:a></text:p>
          <text:p text:style-name="Contents_20_2"><text:a xlink:type="simple" xlink:href="#sec-2-5">2.5. Using the Controller</text:a></text:p>
          <text:p text:style-name="Contents_20_3"><text:a xlink:type="simple" xlink:href="#sec-2-5-1">2.5.1. Displaying the books</text:a></text:p>
          <text:p text:style-name="Contents_20_3"><text:a xlink:type="simple" xlink:href="#sec-2-5-2">2.5.2. Sorting the books</text:a></text:p>
          <text:p text:style-name="Contents_20_3"><text:a xlink:type="simple" xlink:href="#sec-2-5-3">2.5.3. Searching the books</text:a></text:p>
          <text:p text:style-name="Contents_20_3"><text:a xlink:type="simple" xlink:href="#sec-2-5-4">2.5.4. Putting it all together</text:a></text:p>
          <text:p text:style-name="Contents_20_2"><text:a xlink:type="simple" xlink:href="#sec-2-6">2.6. Unit Testing the Controller</text:a></text:p>
          <text:p text:style-name="Contents_20_3"><text:a xlink:type="simple" xlink:href="#sec-2-6-1">2.6.1. Setup Before Each Test</text:a></text:p>
          <text:p text:style-name="Contents_20_3"><text:a xlink:type="simple" xlink:href="#sec-2-6-2">2.6.2. Test to Make Sure the Controller Exists</text:a></text:p>
          <text:p text:style-name="Contents_20_3"><text:a xlink:type="simple" xlink:href="#sec-2-6-3">2.6.3. Tests for Book Sorting</text:a></text:p>
          <text:p text:style-name="Contents_20_3"><text:a xlink:type="simple" xlink:href="#sec-2-6-4">2.6.4. Tests for Book Searching</text:a></text:p>
          <text:p text:style-name="Contents_20_3"><text:a xlink:type="simple" xlink:href="#sec-2-6-5">2.6.5. Putting it all together</text:a></text:p>
          <text:p text:style-name="Contents_20_2"><text:a xlink:type="simple" xlink:href="#sec-2-7">2.7. Defining a Directive</text:a></text:p>
          <text:p text:style-name="Contents_20_2"><text:a xlink:type="simple" xlink:href="#sec-2-8">2.8. Unit Testing the Directive</text:a></text:p>
          <text:p text:style-name="Contents_20_2"><text:a xlink:type="simple" xlink:href="#sec-2-9">2.9. End to End Testing</text:a></text:p>
          <text:p text:style-name="Contents_20_1"><text:a xlink:type="simple" xlink:href="#sec-3">3. Putting it all together</text:a></text:p>
        </text:index-body>
      </text:table-of-content>
      <text:h text:style-name="Heading_20_1" text:outline-level="1"><text:bookmark-start text:name="OrgXref.sec-1"/><text:bookmark text:name="sec-1"/>Before We Begin<text:bookmark-end text:name="OrgXref.sec-1"/></text:h>
      <text:h text:style-name="Heading_20_2" text:outline-level="2"><text:bookmark-start text:name="OrgXref.sec-1-1"/><text:bookmark text:name="sec-1-1"/>Requirements<text:bookmark-end text:name="OrgXref.sec-1-1"/></text:h>
      <text:p text:style-name="Text_20_body">

Our hello world project has the following requirements:

</text:p>
      <text:list text:continue-numbering="false" text:style-name="OrgBulletedList">
        <text:list-item>
          <text:p text:style-name="Text_20_body">
<text:a xlink:type="simple" xlink:href="http://nodejs.org/">Node.js</text:a> and <text:a xlink:type="simple" xlink:href="https://npmjs.org/">NPM (Node Package Manager)</text:a>

</text:p>
        </text:list-item>
        <text:list-item>
          <text:p text:style-name="Text_20_body">
<text:a xlink:type="simple" xlink:href="http://angularjs.org/">AngularJS</text:a>

</text:p>
        </text:list-item>
        <text:list-item>
          <text:p text:style-name="Text_20_body">
<text:a xlink:type="simple" xlink:href="http://karma-runner.github.io/">Karma</text:a> test runner

</text:p>
        </text:list-item>
        <text:list-item>
          <text:p text:style-name="Text_20_body">
<text:a xlink:type="simple" xlink:href="http://pivotal.github.io/jasmine/">Jasmine</text:a> unit test framework

</text:p>
        </text:list-item>
      </text:list>
      <text:p text:style-name="Text_20_body">

Note: Node.js is only used for running Karma and Jasmine.

</text:p>
      <text:h text:style-name="Heading_20_2" text:outline-level="2"><text:bookmark-start text:name="OrgXref.sec-1-2"/><text:bookmark text:name="sec-1-2"/>Install and Set Up<text:bookmark-end text:name="OrgXref.sec-1-2"/></text:h>
      <text:h text:style-name="Heading_20_3" text:outline-level="3"><text:bookmark-start text:name="OrgXref.sec-1-2-1"/><text:bookmark text:name="sec-1-2-1"/>Project Structure<text:bookmark-end text:name="OrgXref.sec-1-2-1"/></text:h>
      <text:p text:style-name="Text_20_body">
AngularJS doesn't impose any particular project structure on you.

</text:p>
      <text:p text:style-name="Text_20_body">

For this tutorial, the following project structure is used:

</text:p>
      <text:list text:continue-numbering="false" text:style-name="OrgBulletedList">
        <text:list-item>
          <text:p text:style-name="Text_20_body">
lib/

</text:p>
        </text:list-item>
        <text:list-item>
          <text:p text:style-name="Text_20_body">
images/

</text:p>
        </text:list-item>
        <text:list-item>
          <text:p text:style-name="Text_20_body">
js/

</text:p>
          <text:list text:continue-numbering="true" text:style-name="OrgBulletedList">
            <text:list-item>
              <text:p text:style-name="Text_20_body">
helloworld/

</text:p>
            </text:list-item>
          </text:list>
        </text:list-item>
        <text:list-item>
          <text:p text:style-name="Text_20_body">
styles/

</text:p>
        </text:list-item>
        <text:list-item>
          <text:p text:style-name="Text_20_body">
tests/

</text:p>
        </text:list-item>
      </text:list>
      <text:p text:style-name="Text_20_body">

JavaScript source code is in <text:span text:style-name="OrgCode">js/</text:span>, the CSS is in <text:span text:style-name="OrgCode">styles/</text:span> and any
images go into <text:span text:style-name="OrgCode">images/</text:span>. Test code is in <text:span text:style-name="OrgCode">tests/</text:span>. The <text:span text:style-name="OrgCode">lib/</text:span>
directory is where JavaScript and CSS libraries are placed so that we
don't get confused between our code and external code that others have
written.

</text:p>
      <text:h text:style-name="Heading_20_3" text:outline-level="3"><text:bookmark-start text:name="OrgXref.sec-1-2-2"/><text:bookmark text:name="sec-1-2-2"/>Install AngularJS<text:bookmark-end text:name="OrgXref.sec-1-2-2"/></text:h>
      <text:p text:style-name="Text_20_body">
Download <text:a xlink:type="simple" xlink:href="http://www.angularjs.org/">AngularJS</text:a> and place it in the <text:span text:style-name="OrgCode">lib/</text:span> directory.

</text:p>
      <text:p text:style-name="OrgSrcBlock">&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LastLine">&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astLine">&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h text:style-name="Heading_20_3" text:outline-level="3"><text:bookmark-start text:name="OrgXref.sec-1-2-3"/><text:bookmark text:name="sec-1-2-3"/>Install the Karma test runner and Jasmine test framework<text:bookmark-end text:name="OrgXref.sec-1-2-3"/></text:h>
      <text:p text:style-name="Text_20_body">
We create a <text:span text:style-name="OrgCode">package.json</text:span> so that we can list the dependencies of our
project which lets us use <text:span text:style-name="OrgCode">npm</text:span> to automatically install them.

</text:p>
      <text:p text:style-name="OrgSrcBlock">{</text:p>
      <text:p text:style-name="OrgSrcBlock"><text:s/><text:s/><text:span text:style-name="OrgSrcFontLockStringFace">"name"</text:span>:<text:s/><text:span text:style-name="OrgSrcFontLockStringFace">"learning-angularjs"</text:span>,</text:p>
      <text:p text:style-name="OrgSrcBlock"><text:s/><text:s/><text:span text:style-name="OrgSrcFontLockStringFace">"version"</text:span>:<text:s/><text:span text:style-name="OrgSrcFontLockStringFace">"0.0.1"</text:span>,</text:p>
      <text:p text:style-name="OrgSrcBlock"><text:s/><text:s/><text:span text:style-name="OrgSrcFontLockStringFace">"private"</text:span>:<text:s/>true,</text:p>
      <text:p text:style-name="OrgSrcBlock"><text:s/><text:s/><text:span text:style-name="OrgSrcFontLockStringFace">"dependencies"</text:span>:<text:s/>{</text:p>
      <text:p text:style-name="OrgSrcBlock"><text:s/><text:s/><text:s/><text:s/><text:span text:style-name="OrgSrcFontLockStringFace">"karma"</text:span>:<text:s/><text:span text:style-name="OrgSrcFontLockStringFace">"0.10.2"</text:span>,</text:p>
      <text:p text:style-name="OrgSrcBlock"><text:s/><text:s/><text:s/><text:s/><text:span text:style-name="OrgSrcFontLockStringFace">"karma-firefox-launcher"</text:span>:<text:s/><text:span text:style-name="OrgSrcFontLockStringFace">"0.1.0"</text:span>,</text:p>
      <text:p text:style-name="OrgSrcBlock"><text:s/><text:s/><text:s/><text:s/><text:span text:style-name="OrgSrcFontLockStringFace">"karma-jasmine"</text:span>:<text:s/><text:span text:style-name="OrgSrcFontLockStringFace">"0.1.3"</text:span></text:p>
      <text:p text:style-name="OrgSrcBlock"><text:s/><text:s/>}</text:p>
      <text:p text:style-name="OrgSrcBlockLastLine">}</text:p>
      <text:p text:style-name="Text_20_body">
<text:a xlink:type="simple" xlink:href="http://karma-runner.github.io/">Karma</text:a> is a test runner and it uses the <text:a xlink:type="simple" xlink:href="http://pivotal.github.io/jasmine/">Jasmine</text:a> test framework. Karma
lets us run unit tests and end to end tests. The Jasmine test
framework gives us functions for unit testing.

</text:p>
      <text:h text:style-name="Heading_20_3" text:outline-level="3"><text:bookmark-start text:name="OrgXref.sec-1-2-4"/><text:bookmark text:name="sec-1-2-4"/>Setting up Karma for Unit Testing<text:bookmark-end text:name="OrgXref.sec-1-2-4"/></text:h>
      <text:p text:style-name="Text_20_body">
Before we can get to unit testing the controller, we have to create
configuration file for Karma.

</text:p>
      <text:p text:style-name="Text_20_body">

We want to set Karma to use Jasmine as our test framework:

</text:p>
      <text:p text:style-name="OrgSrcBlock">'frameworks':<text:s/>[</text:p>
      <text:p text:style-name="OrgSrcBlock"><text:s/><text:s/>'jasmine'</text:p>
      <text:p text:style-name="OrgSrcBlockLastLine">]</text:p>
      <text:p text:style-name="Text_20_body">
And we also want to be able to run the tests within the Firefox and
Chrome browsers if they're available:

</text:p>
      <text:p text:style-name="OrgSrcBlock">'browsers':<text:s/>[</text:p>
      <text:p text:style-name="OrgSrcBlock"><text:s/><text:s/>'Chrome',</text:p>
      <text:p text:style-name="OrgSrcBlock"><text:s/><text:s/>'Firefox'</text:p>
      <text:p text:style-name="OrgSrcBlockLastLine">]</text:p>
      <text:p text:style-name="Text_20_body">
We want Karma to watch all of our library, source and unit-test files
and to reload them when they're updated. The order of the files is
important and determines the order they're loaded in. You will want
the AngularJS library to load first, followed by the source code, and
then finally the unit-test files.

</text:p>
      <text:p text:style-name="OrgSrcBlock">'files':<text:s/>[</text:p>
      <text:p text:style-name="OrgSrcBlock"><text:s/><text:s/>//<text:s/>Angular<text:s/>files</text:p>
      <text:p text:style-name="OrgSrcBlock"><text:s/><text:s/>'lib/angular-1.0.8/angular.js',</text:p>
      <text:p text:style-name="OrgSrcBlock"><text:s/><text:s/>'lib/angular-1.0.8/angular-cookies.js',</text:p>
      <text:p text:style-name="OrgSrcBlock"><text:s/><text:s/>'lib/angular-1.0.8/angular-loader.js',</text:p>
      <text:p text:style-name="OrgSrcBlock"><text:s/><text:s/>'lib/angular-1.0.8/angular-resource.js',</text:p>
      <text:p text:style-name="OrgSrcBlock"><text:s/><text:s/>'lib/angular-1.0.8/angular-santitize.js',</text:p>
      <text:p text:style-name="OrgSrcBlock"><text:s/><text:s/>'lib/angular-1.0.8/angular-mocks.js',</text:p>
      <text:p text:style-name="OrgSrcBlock"/>
      <text:p text:style-name="OrgSrcBlock"><text:s/><text:s/>//<text:s/>Hello<text:s/>World<text:s/>source<text:s/>code</text:p>
      <text:p text:style-name="OrgSrcBlock"><text:s/><text:s/>'js/helloworld/app.js',</text:p>
      <text:p text:style-name="OrgSrcBlock"><text:s/><text:s/>'js/helloworld/controllers.js',</text:p>
      <text:p text:style-name="OrgSrcBlock"/>
      <text:p text:style-name="OrgSrcBlock"><text:s/><text:s/>//<text:s/>Hello<text:s/>World<text:s/>test<text:s/>files</text:p>
      <text:p text:style-name="OrgSrcBlock"><text:s/><text:s/>'tests/*.js'</text:p>
      <text:p text:style-name="OrgSrcBlockLastLine">]</text:p>
      <text:p text:style-name="Text_20_body">
Here's how it looks put together:

</text:p>
      <text:p text:style-name="OrgSrcBlock">module.exports<text:s/>=<text:s/>function<text:s/>(config)<text:s/>{</text:p>
      <text:p text:style-name="OrgSrcBlock"><text:s/><text:s/>config.set({</text:p>
      <text:p text:style-name="OrgSrcBlock"><text:s/><text:s/><text:s/><text:s/>'frameworks':<text:s/>[</text:p>
      <text:p text:style-name="OrgSrcBlock"><text:s/><text:s/><text:s/><text:s/><text:s/><text:s/>'jasmine'</text:p>
      <text:p text:style-name="OrgSrcBlock"><text:s/><text:s/><text:s/><text:s/>],</text:p>
      <text:p text:style-name="OrgSrcBlock"><text:s/><text:s/><text:s/><text:s/>'browsers':<text:s/>[</text:p>
      <text:p text:style-name="OrgSrcBlock"><text:s/><text:s/><text:s/><text:s/><text:s/><text:s/>'Chrome',</text:p>
      <text:p text:style-name="OrgSrcBlock"><text:s/><text:s/><text:s/><text:s/><text:s/><text:s/>'Firefox'</text:p>
      <text:p text:style-name="OrgSrcBlock"><text:s/><text:s/><text:s/><text:s/>],</text:p>
      <text:p text:style-name="OrgSrcBlock"><text:s/><text:s/><text:s/><text:s/>'files':<text:s/>[</text:p>
      <text:p text:style-name="OrgSrcBlock"><text:s/><text:s/><text:s/><text:s/><text:s/><text:s/>//<text:s/>Angular<text:s/>files</text:p>
      <text:p text:style-name="OrgSrcBlock"><text:s/><text:s/><text:s/><text:s/><text:s/><text:s/>'lib/angular-1.0.8/angular.js',</text:p>
      <text:p text:style-name="OrgSrcBlock"><text:s/><text:s/><text:s/><text:s/><text:s/><text:s/>'lib/angular-1.0.8/angular-cookies.js',</text:p>
      <text:p text:style-name="OrgSrcBlock"><text:s/><text:s/><text:s/><text:s/><text:s/><text:s/>'lib/angular-1.0.8/angular-loader.js',</text:p>
      <text:p text:style-name="OrgSrcBlock"><text:s/><text:s/><text:s/><text:s/><text:s/><text:s/>'lib/angular-1.0.8/angular-resource.js',</text:p>
      <text:p text:style-name="OrgSrcBlock"><text:s/><text:s/><text:s/><text:s/><text:s/><text:s/>'lib/angular-1.0.8/angular-santitize.js',</text:p>
      <text:p text:style-name="OrgSrcBlock"><text:s/><text:s/><text:s/><text:s/><text:s/><text:s/>'lib/angular-1.0.8/angular-mocks.js',</text:p>
      <text:p text:style-name="OrgSrcBlock"/>
      <text:p text:style-name="OrgSrcBlock"><text:s/><text:s/><text:s/><text:s/><text:s/><text:s/>//<text:s/>Hello<text:s/>World<text:s/>source<text:s/>code</text:p>
      <text:p text:style-name="OrgSrcBlock"><text:s/><text:s/><text:s/><text:s/><text:s/><text:s/>'js/helloworld/app.js',</text:p>
      <text:p text:style-name="OrgSrcBlock"><text:s/><text:s/><text:s/><text:s/><text:s/><text:s/>'js/helloworld/controllers.js',</text:p>
      <text:p text:style-name="OrgSrcBlock"/>
      <text:p text:style-name="OrgSrcBlock"><text:s/><text:s/><text:s/><text:s/><text:s/><text:s/>//<text:s/>Hello<text:s/>World<text:s/>test<text:s/>files</text:p>
      <text:p text:style-name="OrgSrcBlock"><text:s/><text:s/><text:s/><text:s/><text:s/><text:s/>'tests/*.js'</text:p>
      <text:p text:style-name="OrgSrcBlock"><text:s/><text:s/><text:s/><text:s/>]</text:p>
      <text:p text:style-name="OrgSrcBlock"><text:s/><text:s/>});</text:p>
      <text:p text:style-name="OrgSrcBlockLastLine">};</text:p>
      <text:h text:style-name="Heading_20_3" text:outline-level="3"><text:bookmark-start text:name="OrgXref.sec-1-2-5"/><text:bookmark text:name="sec-1-2-5"/>Running the Karma Unit Tests<text:bookmark-end text:name="OrgXref.sec-1-2-5"/></text:h>
      <text:p text:style-name="Text_20_body">
You can run the unit tests like this:

</text:p>
      <text:p text:style-name="OrgSrcBlockLastLine">./node_modules/karma/bin/karma<text:s/>start<text:s/>karma.conf.js<text:s/>--auto-watch</text:p>
      <text:p text:style-name="Text_20_body">
If Karma is installed globally, you can run it like this:

</text:p>
      <text:p text:style-name="OrgSrcBlockLastLine">karma<text:s/>start<text:s/>karma.conf.js<text:s/>--auto-watch</text:p>
      <text:p text:style-name="Text_20_body">
The <text:span text:style-name="OrgCode">--auto-watch</text:span> option will run tests as soon as any source files
have changed. You can add <text:span text:style-name="OrgCode">autoWatch: true</text:span> to the karma configuration
setup so that you don't have to add <text:span text:style-name="OrgCode">--auto-watch</text:span> on the
command-line.

</text:p>
      <text:h text:style-name="Heading_20_1" text:outline-level="1"><text:bookmark-start text:name="OrgXref.sec-2"/><text:bookmark text:name="sec-2"/>Learning AngularJS<text:bookmark-end text:name="OrgXref.sec-2"/></text:h>
      <text:h text:style-name="Heading_20_2" text:outline-level="2"><text:bookmark-start text:name="OrgXref.sec-2-1"/><text:bookmark text:name="sec-2-1"/>Concepts<text:bookmark-end text:name="OrgXref.sec-2-1"/></text:h>
      <text:h text:style-name="Heading_20_3" text:outline-level="3"><text:bookmark-start text:name="OrgXref.sec-2-1-1"/><text:bookmark text:name="sec-2-1-1"/>Directives<text:bookmark-end text:name="OrgXref.sec-2-1-1"/></text:h>
      <text:p text:style-name="Text_20_body">
Directives are specialized reusuable HTML elements. They contain code
for manipulating the DOM and for adding events.

</text:p>
      <text:list text:continue-numbering="false" text:style-name="OrgBulletedList">
        <text:list-item>
          <text:p text:style-name="Text_20_body">
<text:bookmark-start text:name="OrgXref.sec-2-1-1-1"/><text:bookmark text:name="sec-2-1-1-1"/>Example: ng-repeat<text:bookmark-end text:name="OrgXref.sec-2-1-1-1"/>For example, the ng-repeat directive will repeat whatever child
elements it contains.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text:s/>person.fullName<text:s/>}}</text:span>&lt;/<text:span text:style-name="OrgSrcFontLockFunctionNameFace">h2</text:span>&gt;</text:p>
          <text:p text:style-name="OrgSrcBlock"><text:s/><text:s/>&lt;<text:span text:style-name="OrgSrcFontLockFunctionNameFace">p</text:span>&gt;{{<text:s/>person.firstName<text:s/>}}<text:s/>is<text:s/>{{<text:s/>person.age<text:s/>}}<text:s/>years<text:s/>old.&lt;/<text:span text:style-name="OrgSrcFontLockFunctionNameFace">p</text:span>&gt;</text:p>
          <text:p text:style-name="OrgSrcBlock"><text:s/><text:s/>&lt;<text:span text:style-name="OrgSrcFontLockFunctionNameFace">p</text:span>&gt;Address:<text:s/>{{<text:s/>person.address<text:s/>}}&lt;/<text:span text:style-name="OrgSrcFontLockFunctionNameFace">p</text:span>&gt;</text:p>
          <text:p text:style-name="OrgSrcBlockLastLine">&lt;/<text:span text:style-name="OrgSrcFontLockFunctionNameFace">div</text:span>&gt;</text:p>
          <text:p text:style-name="Text_20_body">
Expands into:

</text:p>
          <text:p text:style-name="OrgSrcBlock">&lt;<text:span text:style-name="OrgSrcFontLockFunctionNameFace">div</text:span><text:s/><text:span text:style-name="OrgSrcFontLockVariableNameFace">ng-repeat</text:span>=<text:span text:style-name="OrgSrcFontLockStringFace">"person<text:s/>in<text:s/>people"</text:span>&gt;</text:p>
          <text:p text:style-name="OrgSrcBlock"><text:s/><text:s/>&lt;<text:span text:style-name="OrgSrcFontLockFunctionNameFace">h2</text:span>&gt;<text:span text:style-name="OrgSrcBoldItalic">Alice<text:s/>Example</text:span>&lt;/<text:span text:style-name="OrgSrcFontLockFunctionNameFace">h2</text:span>&gt;</text:p>
          <text:p text:style-name="OrgSrcBlock"><text:s/><text:s/>&lt;<text:span text:style-name="OrgSrcFontLockFunctionNameFace">p</text:span>&gt;Alice<text:s/>is<text:s/>30<text:s/>years<text:s/>old.&lt;/<text:span text:style-name="OrgSrcFontLockFunctionNameFace">p</text:span>&gt;</text:p>
          <text:p text:style-name="OrgSrcBlock"><text:s/><text:s/>&lt;<text:span text:style-name="OrgSrcFontLockFunctionNameFace">p</text:span>&gt;Address:<text:s/>1<text:s/>Some<text:s/>St.,<text:s/>Boston,<text:s/>MA,<text:s/>United<text:s/>States<text:s/>of<text:s/>America&lt;/<text:span text:style-name="OrgSrcFontLockFunctionNameFace">p</text:span>&gt;</text:p>
          <text:p text:style-name="OrgSrcBlock"><text:s/><text:s/>&lt;<text:span text:style-name="OrgSrcFontLockFunctionNameFace">h2</text:span>&gt;<text:span text:style-name="OrgSrcBoldItalic">Bob<text:s/>Sample</text:span>&lt;/<text:span text:style-name="OrgSrcFontLockFunctionNameFace">h2</text:span>&gt;</text:p>
          <text:p text:style-name="OrgSrcBlock"><text:s/><text:s/>&lt;<text:span text:style-name="OrgSrcFontLockFunctionNameFace">p</text:span>&gt;Bob<text:s/>is<text:s/>32<text:s/>years<text:s/>old.&lt;/<text:span text:style-name="OrgSrcFontLockFunctionNameFace">p</text:span>&gt;</text:p>
          <text:p text:style-name="OrgSrcBlock"><text:s/><text:s/>&lt;<text:span text:style-name="OrgSrcFontLockFunctionNameFace">p</text:span>&gt;Address:<text:s/>876<text:s/>Another<text:s/>St.,<text:s/>Toronto,<text:s/>ON,<text:s/>Canada&lt;/<text:span text:style-name="OrgSrcFontLockFunctionNameFace">p</text:span>&gt;</text:p>
          <text:p text:style-name="OrgSrcBlockLastLine">&lt;/<text:span text:style-name="OrgSrcFontLockFunctionNameFace">div</text:span>&gt;</text:p>
        </text:list-item>
      </text:list>
      <text:list text:continue-numbering="false" text:style-name="OrgBulletedList">
        <text:list-item>
          <text:p text:style-name="Text_20_body">
<text:bookmark-start text:name="OrgXref.sec-2-1-1-2"/><text:bookmark text:name="sec-2-1-1-2"/>Example: ng-click<text:bookmark-end text:name="OrgXref.sec-2-1-1-2"/>Another example; the ng-click directive won't modify the HTML but it
will bind a function to the click event on the element.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p text:style-name="Text_20_body">
Expands into the same HTML but when you click, an alert will pop up that says "hello world":

</text:p>
          <text:p text:style-name="OrgSrcBlockLastLine">&lt;<text:span text:style-name="OrgSrcFontLockFunctionNameFace">button</text:span><text:s/><text:span text:style-name="OrgSrcFontLockVariableNameFace">ng-click</text:span>=<text:span text:style-name="OrgSrcFontLockStringFace">"alert('hello<text:s/>world')"</text:span>&gt;Click<text:s/>me&lt;/<text:span text:style-name="OrgSrcFontLockFunctionNameFace">button</text:span>&gt;</text:p>
        </text:list-item>
      </text:list>
      <text:h text:style-name="Heading_20_3" text:outline-level="3"><text:bookmark-start text:name="OrgXref.sec-2-1-2"/><text:bookmark text:name="sec-2-1-2"/>Controllers<text:bookmark-end text:name="OrgXref.sec-2-1-2"/></text:h>
      <text:p text:style-name="Text_20_body">
A controller is an object that controls what data is displayed in the
app and how the user can interact with the app. A controller can fetch
data from a server and put it into its scope so that the data can be
displayed. When a user clicks on a button, the controller contains the
function that will be executed on that click.

</text:p>
      <text:h text:style-name="Heading_20_3" text:outline-level="3"><text:bookmark-start text:name="OrgXref.sec-2-1-3"/><text:bookmark text:name="sec-2-1-3"/>Expressions<text:bookmark-end text:name="OrgXref.sec-2-1-3"/></text:h>
      <text:p text:style-name="Text_20_body">
Angular expressions is code within within curly braces. You can put
math expressions in them, refer to variables within the controller's
scope, and run variables through filters among other things.

</text:p>
      <text:h text:style-name="Heading_20_3" text:outline-level="3"><text:bookmark-start text:name="OrgXref.sec-2-1-4"/><text:bookmark text:name="sec-2-1-4"/>Filters<text:bookmark-end text:name="OrgXref.sec-2-1-4"/></text:h>
      <text:p text:style-name="Text_20_body">
Filters are functions for reformatting variables or other data that is
passed to them. The most commonly used filters are for formatting how
a date is displayed and for displaying a decimal number as a currency.

</text:p>
      <text:list text:continue-numbering="false" text:style-name="OrgBulletedList">
        <text:list-item>
          <text:p text:style-name="Text_20_body">
<text:bookmark-start text:name="OrgXref.sec-2-1-4-1"/><text:bookmark text:name="sec-2-1-4-1"/>Example: currency<text:bookmark-end text:name="OrgXref.sec-2-1-4-1"/>
</text:p>
          <text:p text:style-name="OrgSrcBlockLastLine">{{<text:s/>'25.09'<text:s/>|<text:s/>currency<text:s/>}}</text:p>
          <text:p text:style-name="Text_20_body">
After filtering it turns into this:

</text:p>
          <text:p text:style-name="OrgSrcBlockLastLine">$25.09</text:p>
        </text:list-item>
      </text:list>
      <text:h text:style-name="Heading_20_2" text:outline-level="2"><text:bookmark-start text:name="OrgXref.sec-2-2"/><text:bookmark text:name="sec-2-2"/>Defining the Hello World module<text:bookmark-end text:name="OrgXref.sec-2-2"/></text:h>
      <text:p text:style-name="Text_20_body">
To begin with, we must create a module that represents the whole
app. Creating a module helps us avoid polluting the global namespace.

</text:p>
      <text:p text:style-name="OrgSrcBlockLastLine">angular.module(<text:span text:style-name="OrgSrcFontLockStringFace">'helloworldApp'</text:span>,<text:s/>[]);</text:p>
      <text:h text:style-name="Heading_20_2" text:outline-level="2"><text:bookmark-start text:name="OrgXref.sec-2-3"/><text:bookmark text:name="sec-2-3"/>Using the Hello World module<text:bookmark-end text:name="OrgXref.sec-2-3"/></text:h>
      <text:p text:style-name="Text_20_body">
After defining the app's module, we can use it on our site by
specifiying it as the value for the <text:span text:style-name="OrgCode">ng-app</text:span> attribute in the
top-level <text:span text:style-name="OrgCode">html</text:span> element:

</text:p>
      <text:p text:style-name="OrgSrcBlockLastLine">&lt;<text:span text:style-name="OrgSrcFontLockFunctionNameFace">html</text:span><text:s/><text:span text:style-name="OrgSrcFontLockVariableNameFace">ng-app</text:span>=<text:span text:style-name="OrgSrcFontLockStringFace">"helloworldApp"</text:span>&gt;</text:p>
      <text:p text:style-name="Text_20_body">
This will give us access to any controllers, directives, services,
filters and other objects that are part of the helloworldApp.

</text:p>
      <text:p text:style-name="Text_20_body">

Note: There can only be one ng-app declared on a page.

</text:p>
      <text:h text:style-name="Heading_20_2" text:outline-level="2"><text:bookmark-start text:name="OrgXref.sec-2-4"/><text:bookmark text:name="sec-2-4"/>Defining a Controller<text:bookmark-end text:name="OrgXref.sec-2-4"/></text:h>
      <text:p text:style-name="Text_20_body">
We're going to define our own controller, the HelloworldCtrl, which
contains a list of books. Each book has a title and a price that we're
going to display. We're going to be able to sort the books by their
title and price and we're also going to be able to search through the
book titles.

</text:p>
      <text:p text:style-name="OrgSrcBlock"><text:span text:style-name="OrgSrcFontLockConstantFace">this</text:span>.books<text:s/>=<text:s/>[</text:p>
      <text:p text:style-name="OrgSrcBlock"><text:s/><text:s/>{</text:p>
      <text:p text:style-name="OrgSrcBlock"><text:s/><text:s/><text:s/><text:s/><text:span text:style-name="OrgSrcFontLockStringFace">'title'</text:span>:<text:s/><text:span text:style-name="OrgSrcFontLockStringFace">'Mastering<text:s/>Web<text:s/>Application<text:s/>Development<text:s/>with<text:s/>AngularJS'</text:span>,</text:p>
      <text:p text:style-name="OrgSrcBlock"><text:s/><text:s/><text:s/><text:s/><text:span text:style-name="OrgSrcFontLockStringFace">'price'</text:span>:<text:s/><text:span text:style-name="OrgSrcFontLockStringFace">'35.99'</text:span></text:p>
      <text:p text:style-name="OrgSrcBlock"><text:s/><text:s/>},</text:p>
      <text:p text:style-name="OrgSrcBlock"><text:s/><text:s/>{</text:p>
      <text:p text:style-name="OrgSrcBlock"><text:s/><text:s/><text:s/><text:s/><text:span text:style-name="OrgSrcFontLockStringFace">'title'</text:span>:<text:s/><text:span text:style-name="OrgSrcFontLockStringFace">'AngularJS<text:s/>for<text:s/>Dummies'</text:span>,</text:p>
      <text:p text:style-name="OrgSrcBlock"><text:s/><text:s/><text:s/><text:s/><text:span text:style-name="OrgSrcFontLockStringFace">'price'</text:span>:<text:s/><text:span text:style-name="OrgSrcFontLockStringFace">'10.95'</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pan>,</text:p>
      <text:p text:style-name="OrgSrcBlock"><text:s/><text:s/><text:s/><text:s/><text:span text:style-name="OrgSrcFontLockStringFace">'price'</text:span>:<text:s/><text:span text:style-name="OrgSrcFontLockStringFace">'29.00'</text:span></text:p>
      <text:p text:style-name="OrgSrcBlock"><text:s/><text:s/>},</text:p>
      <text:p text:style-name="OrgSrcBlock"><text:s/><text:s/>{</text:p>
      <text:p text:style-name="OrgSrcBlock"><text:s/><text:s/><text:s/><text:s/><text:span text:style-name="OrgSrcFontLockStringFace">'title'</text:span>:<text:s/><text:span text:style-name="OrgSrcFontLockStringFace">'Learn<text:s/>AngularJS<text:s/>in<text:s/>24<text:s/>Hours,<text:s/>2nd<text:s/>Edition'</text:span>,</text:p>
      <text:p text:style-name="OrgSrcBlock"><text:s/><text:s/><text:s/><text:s/><text:span text:style-name="OrgSrcFontLockStringFace">'price'</text:span>:<text:s/><text:span text:style-name="OrgSrcFontLockStringFace">'9.95'</text:span></text:p>
      <text:p text:style-name="OrgSrcBlock"><text:s/><text:s/>}</text:p>
      <text:p text:style-name="OrgSrcBlock">];</text:p>
      <text:p text:style-name="OrgSrcBlock"/>
      <text:p text:style-name="OrgSrcBlock"><text:span text:style-name="OrgSrcFontLockKeywordFace">var</text:span><text:s/><text:span text:style-name="OrgSrcFontLockVariableNameFace">books</text:span><text:s/>=<text:s/><text:span text:style-name="OrgSrcFontLockConstantFace">this</text:span>.books;</text:p>
      <text:p text:style-name="OrgSrcBlockLastLine">$scope.books<text:s/>=<text:s/>books;</text:p>
      <text:p text:style-name="Text_20_body">
Typically, this data would be fetched from a server using a REST
API. In this tutorial, we're simplifying things and providing all the
data to the controller that we want to work with.

</text:p>
      <text:p text:style-name="Text_20_body">

To make unit testing easier, we add the mock data as a property of the
controller object. A reference to the mock data is stored so that
there are no binding issues when using the <text:span text:style-name="OrgCode">this</text:span> keyword (A List
Apart has a good article on this, <text:a xlink:type="simple" xlink:href="http://alistapart.com/article/getoutbindingsituations">"Getting Out of Binding Situations in JavaScript"</text:a>).

</text:p>
      <text:h text:style-name="Heading_20_3" text:outline-level="3"><text:bookmark-start text:name="OrgXref.sec-2-4-1"/><text:bookmark text:name="sec-2-4-1"/>Sorting and Searching the Books<text:bookmark-end text:name="OrgXref.sec-2-4-1"/></text:h>
      <text:p text:style-name="Text_20_body">
The list of books can be sorted by the title or the price. Books that
include <text:span text:style-name="OrgCode">booksTitleContains</text:span> in their title will be visible, we're
going to use an empty string or null to specify whether to search the
books by title or to display all books in the list.

</text:p>
      <text:p text:style-name="OrgSrcBlock">$scope.booksSortedBy<text:s/>=<text:s/><text:span text:style-name="OrgSrcFontLockStringFace">'title-ascending'</text:span>;</text:p>
      <text:p text:style-name="OrgSrcBlockLastLine">$scope.booksTitleContains<text:s/>=<text:s/><text:span text:style-name="OrgSrcFontLockStringFace">''</text:span>;</text:p>
      <text:p text:style-name="Text_20_body">
Then we have to sort and search the list of books so that we know what
to display:

</text:p>
      <text:p text:style-name="OrgSrcBlock"><text:span text:style-name="OrgSrcFontLockKeywordFace">var</text:span><text:s/><text:span text:style-name="OrgSrcFontLockVariableNameFace">searchAndSortBooks</text:span><text:s/>=<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text:span text:style-name="OrgSrcFontLockKeywordFace">var</text:span><text:s/><text:span text:style-name="OrgSrcFontLockVariableNameFace">searchTitleRegExp</text:span>;</text:p>
      <text:p text:style-name="OrgSrcBlock"><text:s/><text:s/><text:span text:style-name="OrgSrcFontLockKeywordFace">var</text:span><text:s/><text:span text:style-name="OrgSrcFontLockVariableNameFace">result</text:span><text:s/>=<text:s/>[];</text:p>
      <text:p text:style-name="OrgSrcBlock"/>
      <text:p text:style-name="OrgSrcBlock"><text:s/><text:s/><text:span text:style-name="OrgSrcFontLockCommentDelimiterFace">//<text:s/></text:span><text:span text:style-name="OrgSrcFontLockCommentFace">Searching<text:s/>for<text:s/>titles<text:s/>containing<text:s/>the<text:s/>search<text:s/>string</text:span></text:p>
      <text:p text:style-name="OrgSrcBlock"><text:s/><text:s/><text:span text:style-name="OrgSrcFontLockKeywordFace">if</text:span><text:s/>($scope.booksTitleContains<text:s/>&amp;&amp;<text:s/>$scope.booksTitleContains<text:s/>!=<text:s/><text:span text:style-name="OrgSrcFontLockStringFace">''</text:span>)<text:s/>{</text:p>
      <text:p text:style-name="OrgSrcBlock"><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pan text:style-name="OrgSrcFontLockKeywordFace">for</text:span><text:s/>(i<text:s/>=<text:s/>0;<text:s/>i<text:s/>&lt;<text:s/>books.length;<text:s/>i++)<text:s/>{</text:p>
      <text:p text:style-name="OrgSrcBlock"><text:s/><text:s/><text:s/><text:s/><text:s/><text:s/><text:span text:style-name="OrgSrcFontLockKeywordFace">if</text:span><text:s/>(searchTitleRegExp.test(books[i].title))<text:s/>{</text:p>
      <text:p text:style-name="OrgSrcBlock"><text:s/><text:s/><text:s/><text:s/><text:s/><text:s/><text:s/><text:s/>result.push(books[i]);</text:p>
      <text:p text:style-name="OrgSrcBlock"><text:s/><text:s/><text:s/><text:s/><text:s/><text:s/>}</text:p>
      <text:p text:style-name="OrgSrcBlock"><text:s/><text:s/><text:s/><text:s/>}</text:p>
      <text:p text:style-name="OrgSrcBlock"><text:s/><text:s/>}<text:s/><text:span text:style-name="OrgSrcFontLockKeywordFace">else</text:span><text:s/>{</text:p>
      <text:p text:style-name="OrgSrcBlock"><text:s/><text:s/><text:s/><text:s/>result<text:s/>=<text:s/>books;</text:p>
      <text:p text:style-name="OrgSrcBlock"><text:s/><text:s/>}</text:p>
      <text:p text:style-name="OrgSrcBlock"/>
      <text:p text:style-name="OrgSrcBlock"><text:s/><text:s/><text:span text:style-name="OrgSrcFontLockCommentDelimiterFace">//<text:s/></text:span><text:span text:style-name="OrgSrcFontLockCommentFace">Sorting<text:s/>the<text:s/>books</text:span></text:p>
      <text:p text:style-name="OrgSrcBlock"><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a.title<text:s/>&lt;<text:s/>b.titl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a.title<text:s/>&gt;<text:s/>b.titl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pan text:style-name="OrgSrcFontLockKeywordFace">if</text:span><text:s/>(parseFloat(a.price)<text:s/>&lt;<text:s/>parseFloat(b.price))<text:s/>{</text:p>
      <text:p text:style-name="OrgSrcBlock"><text:s/><text:s/><text:s/><text:s/><text:s/><text:s/><text:s/><text:s/><text:span text:style-name="OrgSrcFontLockKeywordFace">return</text:span><text:s/>-1;</text:p>
      <text:p text:style-name="OrgSrcBlock"><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pan text:style-name="OrgSrcFontLockKeywordFace">return</text:span><text:s/>1;</text:p>
      <text:p text:style-name="OrgSrcBlock"><text:s/><text:s/><text:s/><text:s/><text:s/><text:s/>}</text:p>
      <text:p text:style-name="OrgSrcBlock"><text:s/><text:s/><text:s/><text:s/><text:s/><text:s/><text:span text:style-name="OrgSrcFontLockKeywordFace">return</text:span><text:s/>0;</text:p>
      <text:p text:style-name="OrgSrcBlock"><text:s/><text:s/><text:s/><text:s/>});</text:p>
      <text:p text:style-name="OrgSrcBlock"><text:s/><text:s/>}</text:p>
      <text:p text:style-name="OrgSrcBlock"/>
      <text:p text:style-name="OrgSrcBlock"><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scope.books.reverse();</text:p>
      <text:p text:style-name="OrgSrcBlock"><text:s/><text:s/>}</text:p>
      <text:p text:style-name="OrgSrcBlock"/>
      <text:p text:style-name="OrgSrcBlock"><text:s/><text:s/>$scope.books<text:s/>=<text:s/>result;</text:p>
      <text:p text:style-name="OrgSrcBlock">};</text:p>
      <text:p text:style-name="OrgSrcBlock"/>
      <text:p text:style-name="OrgSrcBlockLastLine">searchAndSortBooks();</text:p>
      <text:p text:style-name="Text_20_body">
When either the <text:span text:style-name="OrgCode">booksSortedBy</text:span> or <text:span text:style-name="OrgCode">booksTitleContains</text:span> scope
variables change, we trigger the function and update the list of books
that are displayed. To do that, we use the <text:span text:style-name="OrgCode">$watch</text:span> method in the
<text:span text:style-name="OrgCode">$scope</text:span> object. It will watch for changes in the given expression and
execute whatever callback function we provide.

</text:p>
      <text:p text:style-name="OrgSrcBlock">$scope.$watch(</text:p>
      <text:p text:style-name="OrgSrcBlock"><text:s/><text:s/><text:span text:style-name="OrgSrcFontLockStringFace">'booksSortedBy<text:s/>+<text:s/>","<text:s/>+<text:s/>booksTitleContains'</text:span>,</text:p>
      <text:p text:style-name="OrgSrcBlock"><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searchAndSortBooks();</text:p>
      <text:p text:style-name="OrgSrcBlock"><text:s/><text:s/>}</text:p>
      <text:p text:style-name="OrgSrcBlockLastLine">);</text:p>
      <text:p text:style-name="Text_20_body">
Initially, the expression that is watched will look like this:

</text:p>
      <text:p text:style-name="OrgSrcBlockLastLine">title-ascending,</text:p>
      <text:p text:style-name="Text_20_body">
When we start entering a title to search for, the expression being
watched will change:

</text:p>
      <text:p text:style-name="OrgSrcBlockLastLine">title-ascending,simple<text:s/>title</text:p>
      <text:p text:style-name="Text_20_body">
When we change how we sort the books, the expression again will
change:

</text:p>
      <text:p text:style-name="OrgSrcBlockLastLine">price-descending,my<text:s/>favourite<text:s/>book</text:p>
      <text:p text:style-name="Text_20_body">
Whenever that expression changes, the callback function that we
provided will be executed.

</text:p>
      <text:h text:style-name="Heading_20_3" text:outline-level="3"><text:bookmark-start text:name="OrgXref.sec-2-4-2"/><text:bookmark text:name="sec-2-4-2"/>Putting it all together<text:bookmark-end text:name="OrgXref.sec-2-4-2"/></text:h>
      <text:p text:style-name="Text_20_body">
We create the controller as part of the <text:span text:style-name="OrgCode">helloworldApp</text:span> module. We
specify the <text:span text:style-name="OrgCode">$scope</text:span> as a dependency and then we pass in a function
that defines the controller.

</text:p>
      <text:p text:style-name="OrgSrcBlock">angular.module(<text:span text:style-name="OrgSrcFontLockStringFace">'helloworldApp'</text:span>).controller(</text:p>
      <text:p text:style-name="OrgSrcBlock"><text:s/><text:s/><text:span text:style-name="OrgSrcFontLockStringFace">'HelloworldCtrl'</text:span>,<text:s/><text:s/><text:s/><text:span text:style-name="OrgSrcFontLockCommentDelimiterFace">//<text:s/></text:span><text:span text:style-name="OrgSrcFontLockCommentFace">name<text:s/>of<text:s/>the<text:s/>controller</text:span></text:p>
      <text:p text:style-name="OrgSrcBlock"><text:s/><text:s/>[</text:p>
      <text:p text:style-name="OrgSrcBlock"><text:s/><text:s/><text:s/><text:s/><text:span text:style-name="OrgSrcFontLockStringFace">'$scope'</text:span>,<text:s/><text:s/><text:s/><text:s/><text:s/><text:s/><text:s/><text:s/><text:s/><text:span text:style-name="OrgSrcFontLockCommentDelimiterFace">//<text:s/></text:span><text:span text:style-name="OrgSrcFontLockCommentFace">DI<text:s/>(Dependency<text:s/>Injection)<text:s/>modules</text:span></text:p>
      <text:p text:style-name="OrgSrcBlock"><text:s/><text:s/><text:s/><text:s/><text:span text:style-name="OrgSrcFontLockKeywordFace">function</text:span><text:s/>(<text:span text:style-name="OrgSrcFontLockVariableNameFace">$scope</text:span>)<text:s/>{<text:s/><text:span text:style-name="OrgSrcFontLockCommentDelimiterFace">//<text:s/></text:span><text:span text:style-name="OrgSrcFontLockCommentFace">definition<text:s/>of<text:s/>the<text:s/>controller</text:span></text:p>
      <text:p text:style-name="OrgSrcBlock"><text:s/><text:s/><text:s/><text:s/><text:s/><text:s/><text:span text:style-name="OrgSrcFontLockConstantFace">this</text:span>.book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Mastering<text:s/>Web<text:s/>Application<text:s/>Development<text:s/>with<text:s/>AngularJS'</text:span>,</text:p>
      <text:p text:style-name="OrgSrcBlock"><text:s/><text:s/><text:s/><text:s/><text:s/><text:s/><text:s/><text:s/><text:s/><text:s/><text:span text:style-name="OrgSrcFontLockStringFace">'price'</text:span>:<text:s/><text:span text:style-name="OrgSrcFontLockStringFace">'35.99'</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AngularJS<text:s/>for<text:s/>Dummies'</text:span>,</text:p>
      <text:p text:style-name="OrgSrcBlock"><text:s/><text:s/><text:s/><text:s/><text:s/><text:s/><text:s/><text:s/><text:s/><text:s/><text:span text:style-name="OrgSrcFontLockStringFace">'price'</text:span>:<text:s/><text:span text:style-name="OrgSrcFontLockStringFace">'10.95'</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pan>,</text:p>
      <text:p text:style-name="OrgSrcBlock"><text:s/><text:s/><text:s/><text:s/><text:s/><text:s/><text:s/><text:s/><text:s/><text:s/><text:span text:style-name="OrgSrcFontLockStringFace">'price'</text:span>:<text:s/><text:span text:style-name="OrgSrcFontLockStringFace">'29.00'</text:span></text:p>
      <text:p text:style-name="OrgSrcBlock"><text:s/><text:s/><text:s/><text:s/><text:s/><text:s/><text:s/><text:s/>},</text:p>
      <text:p text:style-name="OrgSrcBlock"><text:s/><text:s/><text:s/><text:s/><text:s/><text:s/><text:s/><text:s/>{</text:p>
      <text:p text:style-name="OrgSrcBlock"><text:s/><text:s/><text:s/><text:s/><text:s/><text:s/><text:s/><text:s/><text:s/><text:s/><text:span text:style-name="OrgSrcFontLockStringFace">'title'</text:span>:<text:s/><text:span text:style-name="OrgSrcFontLockStringFace">'Learn<text:s/>AngularJS<text:s/>in<text:s/>24<text:s/>Hours,<text:s/>2nd<text:s/>Edition'</text:span>,</text:p>
      <text:p text:style-name="OrgSrcBlock"><text:s/><text:s/><text:s/><text:s/><text:s/><text:s/><text:s/><text:s/><text:s/><text:s/><text:span text:style-name="OrgSrcFontLockStringFace">'price'</text:span>:<text:s/><text:span text:style-name="OrgSrcFontLockStringFace">'9.95'</text:span></text:p>
      <text:p text:style-name="OrgSrcBlock"><text:s/><text:s/><text:s/><text:s/><text:s/><text:s/><text:s/><text:s/>}</text:p>
      <text:p text:style-name="OrgSrcBlock"><text:s/><text:s/><text:s/><text:s/><text:s/><text:s/>];</text:p>
      <text:p text:style-name="OrgSrcBlock"/>
      <text:p text:style-name="OrgSrcBlock"><text:s/><text:s/><text:s/><text:s/><text:s/><text:s/><text:span text:style-name="OrgSrcFontLockKeywordFace">var</text:span><text:s/><text:span text:style-name="OrgSrcFontLockVariableNameFace">books</text:span><text:s/>=<text:s/><text:span text:style-name="OrgSrcFontLockConstantFace">this</text:span>.books;</text:p>
      <text:p text:style-name="OrgSrcBlock"><text:s/><text:s/><text:s/><text:s/><text:s/><text:s/>$scope.books<text:s/>=<text:s/>books;</text:p>
      <text:p text:style-name="OrgSrcBlock"><text:s/><text:s/><text:s/><text:s/><text:s/><text:s/>$scope.booksSortedBy<text:s/>=<text:s/><text:span text:style-name="OrgSrcFontLockStringFace">'title-ascending'</text:span>;</text:p>
      <text:p text:style-name="OrgSrcBlock"><text:s/><text:s/><text:s/><text:s/><text:s/><text:s/>$scope.booksTitleContains<text:s/>=<text:s/><text:span text:style-name="OrgSrcFontLockStringFace">''</text:span>;</text:p>
      <text:p text:style-name="OrgSrcBlock"><text:s/><text:s/><text:s/><text:s/><text:s/><text:s/><text:span text:style-name="OrgSrcFontLockKeywordFace">var</text:span><text:s/><text:span text:style-name="OrgSrcFontLockVariableNameFace">searchAndSortBooks</text:span><text:s/>=<text:s/><text:span text:style-name="OrgSrcFontLockKeywordFace">function</text:span><text:s/>()<text:s/>{</text:p>
      <text:p text:style-name="OrgSrcBlock"><text:s/><text:s/><text:s/><text:s/><text:s/><text:s/><text:s/><text:s/><text:span text:style-name="OrgSrcFontLockKeywordFace">var</text:span><text:s/><text:span text:style-name="OrgSrcFontLockVariableNameFace">i</text:span>;</text:p>
      <text:p text:style-name="OrgSrcBlock"><text:s/><text:s/><text:s/><text:s/><text:s/><text:s/><text:s/><text:s/><text:span text:style-name="OrgSrcFontLockKeywordFace">var</text:span><text:s/><text:span text:style-name="OrgSrcFontLockVariableNameFace">searchTitleRegExp</text:span>;</text:p>
      <text:p text:style-name="OrgSrcBlock"><text:s/><text:s/><text:s/><text:s/><text:s/><text:s/><text:s/><text:s/><text:span text:style-name="OrgSrcFontLockKeywordFace">var</text:span><text:s/><text:span text:style-name="OrgSrcFontLockVariableNameFace">result</text:span><text:s/>=<text:s/>[];</text:p>
      <text:p text:style-name="OrgSrcBlock"/>
      <text:p text:style-name="OrgSrcBlock"><text:s/><text:s/><text:s/><text:s/><text:s/><text:s/><text:s/><text:s/><text:span text:style-name="OrgSrcFontLockCommentDelimiterFace">//<text:s/></text:span><text:span text:style-name="OrgSrcFontLockCommentFace">Searching<text:s/>for<text:s/>titles<text:s/>containing<text:s/>the<text:s/>search<text:s/>string</text:span></text:p>
      <text:p text:style-name="OrgSrcBlock"><text:s/><text:s/><text:s/><text:s/><text:s/><text:s/><text:s/><text:s/><text:span text:style-name="OrgSrcFontLockKeywordFace">if</text:span><text:s/>($scope.booksTitleContains<text:s/>&amp;&amp;<text:s/>$scope.booksTitleContains<text:s/>!=<text:s/><text:span text:style-name="OrgSrcFontLockStringFace">''</text:span>)<text:s/>{</text:p>
      <text:p text:style-name="OrgSrcBlock"><text:s/><text:s/><text:s/><text:s/><text:s/><text:s/><text:s/><text:s/><text:s/><text:s/>searchTitleRegExp<text:s/>=<text:s/><text:span text:style-name="OrgSrcFontLockKeywordFace">new</text:span><text:s/><text:span text:style-name="OrgSrcFontLockTypeFace">RegExp</text:span>($scope.booksTitleContains,<text:s/><text:span text:style-name="OrgSrcFontLockStringFace">'i'</text:span>);</text:p>
      <text:p text:style-name="OrgSrcBlock"><text:s/><text:s/><text:s/><text:s/><text:s/><text:s/><text:s/><text:s/><text:s/><text:s/><text:span text:style-name="OrgSrcFontLockKeywordFace">for</text:span><text:s/>(i<text:s/>=<text:s/>0;<text:s/>i<text:s/>&lt;<text:s/>books.length;<text:s/>i++)<text:s/>{</text:p>
      <text:p text:style-name="OrgSrcBlock"><text:s/><text:s/><text:s/><text:s/><text:s/><text:s/><text:s/><text:s/><text:s/><text:s/><text:s/><text:s/><text:span text:style-name="OrgSrcFontLockKeywordFace">if</text:span><text:s/>(searchTitleRegExp.test(books[i].title))<text:s/>{</text:p>
      <text:p text:style-name="OrgSrcBlock"><text:s/><text:s/><text:s/><text:s/><text:s/><text:s/><text:s/><text:s/><text:s/><text:s/><text:s/><text:s/><text:s/><text:s/>result.push(books[i]);</text:p>
      <text:p text:style-name="OrgSrcBlock"><text:s/><text:s/><text:s/><text:s/><text:s/><text:s/><text:s/><text:s/><text:s/><text:s/><text:s/><text:s/>}</text:p>
      <text:p text:style-name="OrgSrcBlock"><text:s/><text:s/><text:s/><text:s/><text:s/><text:s/><text:s/><text:s/><text:s/><text:s/>}</text:p>
      <text:p text:style-name="OrgSrcBlock"><text:s/><text:s/><text:s/><text:s/><text:s/><text:s/><text:s/><text:s/>}<text:s/><text:span text:style-name="OrgSrcFontLockKeywordFace">else</text:span><text:s/>{</text:p>
      <text:p text:style-name="OrgSrcBlock"><text:s/><text:s/><text:s/><text:s/><text:s/><text:s/><text:s/><text:s/><text:s/><text:s/>result<text:s/>=<text:s/>books;</text:p>
      <text:p text:style-name="OrgSrcBlock"><text:s/><text:s/><text:s/><text:s/><text:s/><text:s/><text:s/><text:s/>}</text:p>
      <text:p text:style-name="OrgSrcBlock"/>
      <text:p text:style-name="OrgSrcBlock"><text:s/><text:s/><text:s/><text:s/><text:s/><text:s/><text:s/><text:s/><text:span text:style-name="OrgSrcFontLockCommentDelimiterFace">//<text:s/></text:span><text:span text:style-name="OrgSrcFontLockCommentFace">Sorting<text:s/>the<text:s/>books</text:span></text:p>
      <text:p text:style-name="OrgSrcBlock"><text:s/><text:s/><text:s/><text:s/><text:s/><text:s/><text:s/><text:s/><text:span text:style-name="OrgSrcFontLockKeywordFace">if</text:span><text:s/>($scope.booksSortedBy.match(<text:span text:style-name="OrgSrcFontLockStringFace">/</text:span><text:span text:style-name="OrgSrcFontLockStringFace">titl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a.title<text:s/>&l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a.title<text:s/>&gt;<text:s/>b.titl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s/><text:span text:style-name="OrgSrcFontLockKeywordFace">else</text:span><text:s/><text:span text:style-name="OrgSrcFontLockKeywordFace">if</text:span><text:s/>($scope.booksSortedBy.match(<text:span text:style-name="OrgSrcFontLockStringFace">/</text:span><text:span text:style-name="OrgSrcFontLockStringFace">price</text:span><text:span text:style-name="OrgSrcFontLockStringFace">/</text:span>))<text:s/>{</text:p>
      <text:p text:style-name="OrgSrcBlock"><text:s/><text:s/><text:s/><text:s/><text:s/><text:s/><text:s/><text:s/><text:s/><text:s/>$scope.books.sort(<text:span text:style-name="OrgSrcFontLockKeywordFace">function</text:span><text:s/>(<text:span text:style-name="OrgSrcFontLockVariableNameFace">a</text:span>,<text:s/><text:span text:style-name="OrgSrcFontLockVariableNameFace">b</text:span>)<text:s/>{</text:p>
      <text:p text:style-name="OrgSrcBlock"><text:s/><text:s/><text:s/><text:s/><text:s/><text:s/><text:s/><text:s/><text:s/><text:s/><text:s/><text:s/><text:span text:style-name="OrgSrcFontLockKeywordFace">if</text:span><text:s/>(parseFloat(a.price)<text:s/>&l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s/><text:span text:style-name="OrgSrcFontLockKeywordFace">else</text:span><text:s/><text:span text:style-name="OrgSrcFontLockKeywordFace">if</text:span><text:s/>(parseFloat(a.price)<text:s/>&gt;<text:s/>parseFloat(b.price))<text:s/>{</text:p>
      <text:p text:style-name="OrgSrcBlock"><text:s/><text:s/><text:s/><text:s/><text:s/><text:s/><text:s/><text:s/><text:s/><text:s/><text:s/><text:s/><text:s/><text:s/><text:span text:style-name="OrgSrcFontLockKeywordFace">return</text:span><text:s/>1;</text:p>
      <text:p text:style-name="OrgSrcBlock"><text:s/><text:s/><text:s/><text:s/><text:s/><text:s/><text:s/><text:s/><text:s/><text:s/><text:s/><text:s/>}</text:p>
      <text:p text:style-name="OrgSrcBlock"><text:s/><text:s/><text:s/><text:s/><text:s/><text:s/><text:s/><text:s/><text:s/><text:s/><text:s/><text:s/><text:span text:style-name="OrgSrcFontLockKeywordFace">return</text:span><text:s/>0;</text:p>
      <text:p text:style-name="OrgSrcBlock"><text:s/><text:s/><text:s/><text:s/><text:s/><text:s/><text:s/><text:s/><text:s/><text:s/>});</text:p>
      <text:p text:style-name="OrgSrcBlock"><text:s/><text:s/><text:s/><text:s/><text:s/><text:s/><text:s/><text:s/>}</text:p>
      <text:p text:style-name="OrgSrcBlock"/>
      <text:p text:style-name="OrgSrcBlock"><text:s/><text:s/><text:s/><text:s/><text:s/><text:s/><text:s/><text:s/><text:span text:style-name="OrgSrcFontLockKeywordFace">if</text:span><text:s/>($scope.booksSortedBy.match(<text:span text:style-name="OrgSrcFontLockStringFace">/</text:span><text:span text:style-name="OrgSrcFontLockStringFace">descending</text:span><text:span text:style-name="OrgSrcFontLockStringFace">/</text:span>))<text:s/>{</text:p>
      <text:p text:style-name="OrgSrcBlock"><text:s/><text:s/><text:s/><text:s/><text:s/><text:s/><text:s/><text:s/><text:s/><text:s/>$scope.books.reverse();</text:p>
      <text:p text:style-name="OrgSrcBlock"><text:s/><text:s/><text:s/><text:s/><text:s/><text:s/><text:s/><text:s/>}</text:p>
      <text:p text:style-name="OrgSrcBlock"/>
      <text:p text:style-name="OrgSrcBlock"><text:s/><text:s/><text:s/><text:s/><text:s/><text:s/><text:s/><text:s/>$scope.books<text:s/>=<text:s/>result;</text:p>
      <text:p text:style-name="OrgSrcBlock"><text:s/><text:s/><text:s/><text:s/><text:s/><text:s/>};</text:p>
      <text:p text:style-name="OrgSrcBlock"/>
      <text:p text:style-name="OrgSrcBlock"><text:s/><text:s/><text:s/><text:s/><text:s/><text:s/>searchAndSortBooks();</text:p>
      <text:p text:style-name="OrgSrcBlock"><text:s/><text:s/><text:s/><text:s/><text:s/><text:s/>$scope.$watch(</text:p>
      <text:p text:style-name="OrgSrcBlock"><text:s/><text:s/><text:s/><text:s/><text:s/><text:s/><text:s/><text:s/><text:span text:style-name="OrgSrcFontLockStringFace">'booksSortedBy<text:s/>+<text:s/>","<text:s/>+<text:s/>booksTitleContains'</text:span>,</text:p>
      <text:p text:style-name="OrgSrcBlock"><text:s/><text:s/><text:s/><text:s/><text:s/><text:s/><text:s/><text:s/><text:span text:style-name="OrgSrcFontLockKeywordFace">function</text:span><text:s/>(<text:span text:style-name="OrgSrcFontLockVariableNameFace">newValue</text:span>,<text:s/><text:span text:style-name="OrgSrcFontLockVariableNameFace">oldValue</text:span>)<text:s/>{</text:p>
      <text:p text:style-name="OrgSrcBlock"><text:s/><text:s/><text:s/><text:s/><text:s/><text:s/><text:s/><text:s/><text:s/><text:s/>searchAndSortBooks();</text:p>
      <text:p text:style-name="OrgSrcBlock"><text:s/><text:s/><text:s/><text:s/><text:s/><text:s/><text:s/><text:s/>}</text:p>
      <text:p text:style-name="OrgSrcBlock"><text:s/><text:s/><text:s/><text:s/><text:s/><text:s/>);</text:p>
      <text:p text:style-name="OrgSrcBlock"><text:s/><text:s/><text:s/><text:s/>}</text:p>
      <text:p text:style-name="OrgSrcBlock"><text:s/><text:s/>]</text:p>
      <text:p text:style-name="OrgSrcBlockLastLine">);</text:p>
      <text:h text:style-name="Heading_20_2" text:outline-level="2"><text:bookmark-start text:name="OrgXref.sec-2-5"/><text:bookmark text:name="sec-2-5"/>Using the Controller<text:bookmark-end text:name="OrgXref.sec-2-5"/></text:h>
      <text:p text:style-name="Text_20_body">
Once we have defined the controller, we can use it in our app. The
<text:span text:style-name="OrgCode">HelloworldCtrl</text:span> is our top-level controller.

</text:p>
      <text:p text:style-name="OrgSrcBlockLastLine">&lt;<text:span text:style-name="OrgSrcFontLockFunctionNameFace">div</text:span><text:s/><text:span text:style-name="OrgSrcFontLockVariableNameFace">ng-controller</text:span>=<text:span text:style-name="OrgSrcFontLockStringFace">"HelloworldCtrl"</text:span>&gt;</text:p>
      <text:h text:style-name="Heading_20_3" text:outline-level="3"><text:bookmark-start text:name="OrgXref.sec-2-5-1"/><text:bookmark text:name="sec-2-5-1"/>Displaying the books<text:bookmark-end text:name="OrgXref.sec-2-5-1"/></text:h>
      <text:p text:style-name="Text_20_body">
We're going to display the list of books in a table using the
Angular's <text:a xlink:type="simple" xlink:href="http://docs.angularjs.org/api/ng.directive:ngRepeat">ng-repeat</text:a> directive which will loop through each book. We
can use the <text:a xlink:type="simple" xlink:href="http://docs.angularjs.org/api/ng.directive:ngBind">ng-bind</text:a> directive to display the book's title or price, or
we can use an <text:a xlink:type="simple" xlink:href="http://docs.angularjs.org/guide/expression">Angular expression</text:a>. We'll use both, <text:span text:style-name="OrgCode">ng-bind</text:span> for the
title and an expression for the price. The price will be formatted
using the <text:a xlink:type="simple" xlink:href="http://docs.angularjs.org/api/ng.filter:currency">currency filter</text:a>.

</text:p>
      <text:p text:style-name="OrgSrcBlock">&lt;<text:span text:style-name="OrgSrcFontLockFunctionNameFace">table</text:span>&gt;</text:p>
      <text:p text:style-name="OrgSrcBlock"><text:s/><text:s/>&lt;<text:span text:style-name="OrgSrcFontLockFunctionNameFace">thead</text:span>&gt;</text:p>
      <text:p text:style-name="OrgSrcBlock"><text:s/><text:s/><text:s/><text:s/>&lt;<text:span text:style-name="OrgSrcFontLockFunctionNameFace">th</text:span>&gt;Title&lt;/<text:span text:style-name="OrgSrcFontLockFunctionNameFace">th</text:span>&gt;</text:p>
      <text:p text:style-name="OrgSrcBlock"><text:s/><text:s/><text:s/><text:s/>&lt;<text:span text:style-name="OrgSrcFontLockFunctionNameFace">th</text:span>&gt;Price&lt;/<text:span text:style-name="OrgSrcFontLockFunctionNameFace">th</text:span>&gt;</text:p>
      <text:p text:style-name="OrgSrcBlock"><text:s/><text:s/>&lt;/<text:span text:style-name="OrgSrcFontLockFunctionNameFace">thead</text:span>&gt;</text:p>
      <text:p text:style-name="OrgSrcBlock"><text:s/><text:s/>&lt;<text:span text:style-name="OrgSrcFontLockFunctionNameFace">tbody</text:span>&gt;</text:p>
      <text:p text:style-name="OrgSrcBlock"><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lt;<text:span text:style-name="OrgSrcFontLockFunctionNameFace">td</text:span>&gt;{{<text:s/>book.price<text:s/>|<text:s/>currency<text:s/>}}&lt;/<text:span text:style-name="OrgSrcFontLockFunctionNameFace">td</text:span>&gt;</text:p>
      <text:p text:style-name="OrgSrcBlock"><text:s/><text:s/><text:s/><text:s/>&lt;/<text:span text:style-name="OrgSrcFontLockFunctionNameFace">tr</text:span>&gt;</text:p>
      <text:p text:style-name="OrgSrcBlock"><text:s/><text:s/>&lt;/<text:span text:style-name="OrgSrcFontLockFunctionNameFace">tbody</text:span>&gt;</text:p>
      <text:p text:style-name="OrgSrcBlockLastLine">&lt;/<text:span text:style-name="OrgSrcFontLockFunctionNameFace">table</text:span>&gt;</text:p>
      <text:h text:style-name="Heading_20_3" text:outline-level="3"><text:bookmark-start text:name="OrgXref.sec-2-5-2"/><text:bookmark text:name="sec-2-5-2"/>Sorting the books<text:bookmark-end text:name="OrgXref.sec-2-5-2"/></text:h>
      <text:p text:style-name="Text_20_body">
To sort the books, there will be a drop down menu. It contains all
possible sorting options. When one of these options is selected, the
variable <text:span text:style-name="OrgCode">booksSortedBy</text:span> in the <text:span text:style-name="OrgCode">HelloworldCtrl</text:span> controller's scope
will be updated to whatever the value of the option is.

</text:p>
      <text:p text:style-name="OrgSrcBlock">&lt;<text:span text:style-name="OrgSrcFontLockFunctionNameFace">p</text:span>&gt;Sort<text:s/>by:</text:p>
      <text:p text:style-name="OrgSrcBlock"><text:s/><text:s/>&lt;<text:span text:style-name="OrgSrcFontLockFunctionNameFace">select</text:span><text:s/><text:span text:style-name="OrgSrcFontLockVariableNameFace">ng-model</text:span>=<text:span text:style-name="OrgSrcFontLockStringFace">"booksSortedBy"</text:span>&gt;</text:p>
      <text:p text:style-name="OrgSrcBlock"><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lt;/<text:span text:style-name="OrgSrcFontLockFunctionNameFace">select</text:span>&gt;</text:p>
      <text:p text:style-name="OrgSrcBlockLastLine">&lt;/<text:span text:style-name="OrgSrcFontLockFunctionNameFace">p</text:span>&gt;</text:p>
      <text:p text:style-name="Text_20_body">
When you select "Price: High to Low", the value of
<text:span text:style-name="OrgCode">$scope.booksSortedBy</text:span> is "price-descending".

</text:p>
      <text:h text:style-name="Heading_20_3" text:outline-level="3"><text:bookmark-start text:name="OrgXref.sec-2-5-3"/><text:bookmark text:name="sec-2-5-3"/>Searching the books<text:bookmark-end text:name="OrgXref.sec-2-5-3"/></text:h>
      <text:p text:style-name="Text_20_body">
When we enter text into the search box, the <text:span text:style-name="OrgCode">booksTitleContains</text:span>
variable in the scope will be set to whatever value we entered. Since
we're watching the value, the search will automatically be executed.

</text:p>
      <text:p text:style-name="Text_20_body">

The clear button makes it faster to stop the search and to display all
books.

</text:p>
      <text:p text:style-name="OrgSrcBlock">&lt;<text:span text:style-name="OrgSrcFontLockFunctionNameFace">p</text:span>&gt;</text:p>
      <text:p text:style-name="OrgSrcBlock"><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LastLine">&lt;/<text:span text:style-name="OrgSrcFontLockFunctionNameFace">p</text:span>&gt;</text:p>
      <text:h text:style-name="Heading_20_3" text:outline-level="3"><text:bookmark-start text:name="OrgXref.sec-2-5-4"/><text:bookmark text:name="sec-2-5-4"/>Putting it all together<text:bookmark-end text:name="OrgXref.sec-2-5-4"/></text:h>
      <text:p text:style-name="Text_20_body">

Putting it all together we get:

</text:p>
      <text:p text:style-name="OrgSrcBlock">&lt;&lt;<text:span text:style-name="OrgSrcFontLockFunctionNameFace">helloworld-controller-div-html</text:span>&gt;&gt;</text:p>
      <text:p text:style-name="OrgSrcBlock"><text:s/><text:s/>&lt;<text:span text:style-name="OrgSrcFontLockFunctionNameFace">h1</text:span>&gt;<text:span text:style-name="OrgSrcBold">Hello<text:s/>World!</text:span>&lt;/<text:span text:style-name="OrgSrcFontLockFunctionNameFace">h1</text:span>&gt;</text:p>
      <text:p text:style-name="OrgSrcBlock"><text:s/><text:s/>&lt;<text:span text:style-name="OrgSrcFontLockFunctionNameFace">h2</text:span>&gt;<text:span text:style-name="OrgSrcBoldItalic">Books</text:span>&lt;/<text:span text:style-name="OrgSrcFontLockFunctionNameFace">h2</text:span>&gt;</text:p>
      <text:p text:style-name="OrgSrcBlock"><text:s/><text:s/>&lt;&lt;<text:span text:style-name="OrgSrcFontLockFunctionNameFace">helloworld-controller-books-search-html</text:span>&gt;&gt;</text:p>
      <text:p text:style-name="OrgSrcBlock"><text:s/><text:s/>&lt;&lt;<text:span text:style-name="OrgSrcFontLockFunctionNameFace">helloworld-controller-books-sort-html</text:span>&gt;&gt;</text:p>
      <text:p text:style-name="OrgSrcBlock"><text:s/><text:s/>&lt;&lt;<text:span text:style-name="OrgSrcFontLockFunctionNameFace">helloworld-controller-books-list-html</text:span>&gt;&gt;</text:p>
      <text:p text:style-name="OrgSrcBlockLastLine">&lt;/<text:span text:style-name="OrgSrcFontLockFunctionNameFace">div</text:span>&gt;</text:p>
      <text:h text:style-name="Heading_20_2" text:outline-level="2"><text:bookmark-start text:name="OrgXref.sec-2-6"/><text:bookmark text:name="sec-2-6"/>Unit Testing the Controller<text:bookmark-end text:name="OrgXref.sec-2-6"/></text:h>
      <text:p text:style-name="Text_20_body">
There are a few moving parts in our controller; we can sort the list
of books, and we can search for them by title. We need to test both of
these to make sure that they work and we can do this manually, by
loading up the page and clicking on and off different buttons and
visually confirming that the list of books is correct.

</text:p>
      <text:p text:style-name="Text_20_body">

This can quickly become tedious when you start adding many more
controllers. So we want to automate the testing by writing some unit
tests.

</text:p>
      <text:h text:style-name="Heading_20_3" text:outline-level="3"><text:bookmark-start text:name="OrgXref.sec-2-6-1"/><text:bookmark text:name="sec-2-6-1"/>Setup Before Each Test<text:bookmark-end text:name="OrgXref.sec-2-6-1"/></text:h>
      <text:p text:style-name="Text_20_body">
Before each test we want to setup the controller:

</text:p>
      <text:p text:style-name="OrgSrcBlock"><text:span text:style-name="OrgSrcFontLockKeywordFace">var</text:span><text:s/><text:span text:style-name="OrgSrcFontLockVariableNameFace">scope</text:span>;</text:p>
      <text:p text:style-name="OrgSrcBlock"><text:span text:style-name="OrgSrcFontLockKeywordFace">var</text:span><text:s/><text:span text:style-name="OrgSrcFontLockVariableNameFace">ctrl</text:span>;</text:p>
      <text:p text:style-name="OrgSrcBlock"/>
      <text:p text:style-name="OrgSrcBlock">beforeEach(module(<text:span text:style-name="OrgSrcFontLockStringFace">'helloworldApp'</text:span>));</text:p>
      <text:p text:style-name="OrgSrcBlock"/>
      <text:p text:style-name="OrgSrcBlock">beforeEach(inject(<text:span text:style-name="OrgSrcFontLockKeywordFace">function</text:span><text:s/>(<text:span text:style-name="OrgSrcFontLockVariableNameFace">$rootScope</text:span>,<text:s/><text:span text:style-name="OrgSrcFontLockVariableNameFace">$controller</text:span>)<text:s/>{</text:p>
      <text:p text:style-name="OrgSrcBlock"><text:s/><text:s/>scope<text:s/>=<text:s/>$rootScope.$new();</text:p>
      <text:p text:style-name="OrgSrcBlock"><text:s/><text:s/>ctrl<text:s/>=<text:s/>$controller(<text:span text:style-name="OrgSrcFontLockStringFace">'HelloworldCtrl'</text:span>,<text:s/>{<text:s/>$scope:<text:s/>scope<text:s/>});</text:p>
      <text:p text:style-name="OrgSrcBlockLastLine">}));</text:p>
      <text:p text:style-name="Text_20_body">
The <text:span text:style-name="OrgCode">module</text:span> and <text:span text:style-name="OrgCode">inject</text:span> functions are defined at the global level
and within the <text:span text:style-name="OrgCode">angular</text:span> object. The <text:a xlink:type="simple" xlink:href="http://docs.angularjs.org/api/angular.mock.module">module</text:a> function gets the module
prepared for testing. The <text:a xlink:type="simple" xlink:href="http://docs.angularjs.org/api/angular.mock.inject">inject</text:a> function injects dependencies which
provide the functionality required, it allows mock objects to be used
when testing.

</text:p>
      <text:p text:style-name="Text_20_body">

The <text:span text:style-name="OrgCode">$rootScope</text:span> dependency provides the function to define a new
scope for the controller. The <text:span text:style-name="OrgCode">$controller</text:span> dependency provides a way
to look up and create an instance of a controller.

</text:p>
      <text:h text:style-name="Heading_20_3" text:outline-level="3"><text:bookmark-start text:name="OrgXref.sec-2-6-2"/><text:bookmark text:name="sec-2-6-2"/>Test to Make Sure the Controller Exists<text:bookmark-end text:name="OrgXref.sec-2-6-2"/></text:h>
      <text:p text:style-name="Text_20_body">
Here's how we test to make sure that the controller, <text:span text:style-name="OrgCode">HelloworldCtrl</text:span>,
exists in the module, <text:span text:style-name="OrgCode">helloworldApp</text:span>:

</text:p>
      <text:p text:style-name="OrgSrcBlock">it(<text:span text:style-name="OrgSrcFontLockStringFace">'should<text:s/>have<text:s/>a<text:s/>HelloworldCtrl<text:s/>controller'</text:span>,<text:s/><text:span text:style-name="OrgSrcFontLockKeywordFace">function</text:span><text:s/>()<text:s/>{</text:p>
      <text:p text:style-name="OrgSrcBlock"><text:s/><text:s/>expect(ctrl).not.toBe(<text:span text:style-name="OrgSrcFontLockConstantFace">null</text:span>);</text:p>
      <text:p text:style-name="OrgSrcBlockLastLine">});</text:p>
      <text:h text:style-name="Heading_20_3" text:outline-level="3"><text:bookmark-start text:name="OrgXref.sec-2-6-3"/><text:bookmark text:name="sec-2-6-3"/>Tests for Book Sorting<text:bookmark-end text:name="OrgXref.sec-2-6-3"/></text:h>
      <text:p text:style-name="Text_20_body">
Here's how we test the book sorting.

</text:p>
      <text:p text:style-name="OrgSrcBlock">it(<text:span text:style-name="OrgSrcFontLockStringFace">'sorts<text:s/>books<text:s/>by<text:s/>titl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LessThan(scope.books[i<text:s/>+<text:s/>1].title);</text:p>
      <text:p text:style-name="OrgSrcBlock"><text:s/><text:s/>}</text:p>
      <text:p text:style-name="OrgSrcBlock">});</text:p>
      <text:p text:style-name="OrgSrcBlock"/>
      <text:p text:style-name="OrgSrcBlock">it(<text:span text:style-name="OrgSrcFontLockStringFace">'sorts<text:s/>books<text:s/>by<text:s/>titl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titl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scope.books[i].title).toBeGreaterThan(scope.books[i<text:s/>+<text:s/>1].title);</text:p>
      <text:p text:style-name="OrgSrcBlock"><text:s/><text:s/>}</text:p>
      <text:p text:style-name="OrgSrcBlock">});</text:p>
      <text:p text:style-name="OrgSrcBlock"/>
      <text:p text:style-name="OrgSrcBlock">it(<text:span text:style-name="OrgSrcFontLockStringFace">'sorts<text:s/>books<text:s/>by<text:s/>price<text:s/>in<text:s/>a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a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LessThan(parseFloat(scope.books[i<text:s/>+<text:s/>1].price));</text:p>
      <text:p text:style-name="OrgSrcBlock"><text:s/><text:s/>}</text:p>
      <text:p text:style-name="OrgSrcBlock">});</text:p>
      <text:p text:style-name="OrgSrcBlock"/>
      <text:p text:style-name="OrgSrcBlock">it(<text:span text:style-name="OrgSrcFontLockStringFace">'sorts<text:s/>books<text:s/>by<text:s/>price<text:s/>in<text:s/>descending<text:s/>order'</text:span>,<text:s/><text:span text:style-name="OrgSrcFontLockKeywordFace">function</text:span><text:s/>()<text:s/>{</text:p>
      <text:p text:style-name="OrgSrcBlock"><text:s/><text:s/><text:span text:style-name="OrgSrcFontLockKeywordFace">var</text:span><text:s/><text:span text:style-name="OrgSrcFontLockVariableNameFace">i</text:span>;</text:p>
      <text:p text:style-name="OrgSrcBlock"><text:s/><text:s/>scope.booksSortedBy<text:s/>=<text:s/><text:span text:style-name="OrgSrcFontLockStringFace">'price-descending'</text:span>;</text:p>
      <text:p text:style-name="OrgSrcBlock"><text:s/><text:s/>scope.$apply();</text:p>
      <text:p text:style-name="OrgSrcBlock"><text:s/><text:s/><text:span text:style-name="OrgSrcFontLockKeywordFace">for</text:span><text:s/>(i<text:s/>=<text:s/>0;<text:s/>i<text:s/>&lt;<text:s/>scope.books.length<text:s/>-<text:s/>1;<text:s/>i++)<text:s/>{</text:p>
      <text:p text:style-name="OrgSrcBlock"><text:s/><text:s/><text:s/><text:s/>expect(parseFloat(scope.books[i].price)).toBeGreaterThan(parseFloat(scope.books[i<text:s/>+<text:s/>1].price));</text:p>
      <text:p text:style-name="OrgSrcBlock"><text:s/><text:s/>}</text:p>
      <text:p text:style-name="OrgSrcBlockLastLine">});</text:p>
      <text:p text:style-name="Text_20_body">
Note that after changing a scope variable, we have to call <text:a xlink:type="simple" xlink:href="http://docs.angularjs.org/api/ng.$rootScope.Scope#$apply">the $apply method</text:a>. This is part of the Angular life cycle and it handles
exceptions and then executes any <text:span text:style-name="OrgCode">$watch</text:span> expressions that we have
setup.

</text:p>
      <text:h text:style-name="Heading_20_3" text:outline-level="3"><text:bookmark-start text:name="OrgXref.sec-2-6-4"/><text:bookmark text:name="sec-2-6-4"/>Tests for Book Searching<text:bookmark-end text:name="OrgXref.sec-2-6-4"/></text:h>
      <text:p text:style-name="Text_20_body">
Here's how we test book searching:

</text:p>
      <text:p text:style-name="OrgSrcBlock">it(<text:span text:style-name="OrgSrcFontLockStringFace">'lists<text:s/>all<text:s/>books<text:s/>when<text:s/>searching<text:s/>for<text:s/>null<text:s/>or<text:s/>an<text:s/>empty<text:s/>string'</text:span>,<text:s/><text:span text:style-name="OrgSrcFontLockKeywordFace">function</text:span><text:s/>()<text:s/>{</text:p>
      <text:p text:style-name="OrgSrcBlock"><text:s/><text:s/>scope.booksTitleContains<text:s/>=<text:s/><text:span text:style-name="OrgSrcFontLockStringFace">''</text:span>;</text:p>
      <text:p text:style-name="OrgSrcBlock"><text:s/><text:s/>scope.$apply();</text:p>
      <text:p text:style-name="OrgSrcBlock"><text:s/><text:s/>expect(scope.books.length).toBe(ctrl.books.length);</text:p>
      <text:p text:style-name="OrgSrcBlock"/>
      <text:p text:style-name="OrgSrcBlock"><text:s/><text:s/>scope.booksTitleContains<text:s/>=<text:s/><text:span text:style-name="OrgSrcFontLockConstantFace">null</text:span>;</text:p>
      <text:p text:style-name="OrgSrcBlock"><text:s/><text:s/>scope.$apply();</text:p>
      <text:p text:style-name="OrgSrcBlock"><text:s/><text:s/>expect(scope.books.length).toBe(ctrl.books.length);</text:p>
      <text:p text:style-name="OrgSrcBlock">});</text:p>
      <text:p text:style-name="OrgSrcBlock"/>
      <text:p text:style-name="OrgSrcBlock">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scope.booksTitleContains<text:s/>=<text:s/><text:span text:style-name="OrgSrcFontLockStringFace">'Web'</text:span>;</text:p>
      <text:p text:style-name="OrgSrcBlock"><text:s/><text:s/>scope.$apply();</text:p>
      <text:p text:style-name="OrgSrcBlock"><text:s/><text:s/>expect(scope.books.length).toBe(1);</text:p>
      <text:p text:style-name="OrgSrcBlock"><text:s/><text:s/>expect(scope.books[0].title).toMatch(<text:span text:style-name="OrgSrcFontLockStringFace">'Web'</text:span>);</text:p>
      <text:p text:style-name="OrgSrcBlock"/>
      <text:p text:style-name="OrgSrcBlock"><text:s/><text:s/>scope.booksTitleContains<text:s/>=<text:s/><text:span text:style-name="OrgSrcFontLockStringFace">'AngularJS'</text:span>;</text:p>
      <text:p text:style-name="OrgSrcBlock"><text:s/><text:s/>scope.$apply();</text:p>
      <text:p text:style-name="OrgSrcBlock"><text:s/><text:s/>expect(scope.books.length).toBe(ctrl.books.length);</text:p>
      <text:p text:style-name="OrgSrcBlock"><text:s/><text:s/>expect(scope.books[1].title).toMatch(<text:span text:style-name="OrgSrcFontLockStringFace">'AngularJS'</text:span>);</text:p>
      <text:p text:style-name="OrgSrcBlock"/>
      <text:p text:style-name="OrgSrcBlock"><text:s/><text:s/>scope.booksTitleContains<text:s/>=<text:s/><text:span text:style-name="OrgSrcFontLockStringFace">'Learn<text:s/>AngularJS'</text:span>;</text:p>
      <text:p text:style-name="OrgSrcBlock"><text:s/><text:s/>scope.$apply();</text:p>
      <text:p text:style-name="OrgSrcBlock"><text:s/><text:s/>expect(scope.books.length).toBe(2);</text:p>
      <text:p text:style-name="OrgSrcBlock"><text:s/><text:s/>expect(scope.books[0].title).toMatch(<text:span text:style-name="OrgSrcFontLockStringFace">'Learn<text:s/>AngularJS'</text:span>);</text:p>
      <text:p text:style-name="OrgSrcBlockLastLine">});</text:p>
      <text:p text:style-name="Text_20_body">
Note that again, after changing the $scope variable, we have to call
$apply to go through the Angular life cycle.

</text:p>
      <text:h text:style-name="Heading_20_3" text:outline-level="3"><text:bookmark-start text:name="OrgXref.sec-2-6-5"/><text:bookmark text:name="sec-2-6-5"/>Putting it all together<text:bookmark-end text:name="OrgXref.sec-2-6-5"/></text:h>
      <text:p text:style-name="OrgSrcBlock">describe(<text:span text:style-name="OrgSrcFontLockStringFace">'Hello<text:s/>World<text:s/>Controller'</text:span>,<text:s/><text:span text:style-name="OrgSrcFontLockKeywordFace">function</text:span><text:s/>()<text:s/>{</text:p>
      <text:p text:style-name="OrgSrcBlock"><text:s/><text:s/><text:span text:style-name="OrgSrcFontLockKeywordFace">var</text:span><text:s/><text:span text:style-name="OrgSrcFontLockVariableNameFace">scope</text:span>;</text:p>
      <text:p text:style-name="OrgSrcBlock"><text:s/><text:s/><text:span text:style-name="OrgSrcFontLockKeywordFace">var</text:span><text:s/><text:span text:style-name="OrgSrcFontLockVariableNameFace">ctrl</text:span>;</text:p>
      <text:p text:style-name="OrgSrcBlock"/>
      <text:p text:style-name="OrgSrcBlock"><text:s/><text:s/>beforeEach(module(<text:span text:style-name="OrgSrcFontLockStringFace">'helloworldApp'</text:span>));</text:p>
      <text:p text:style-name="OrgSrcBlock"/>
      <text:p text:style-name="OrgSrcBlock"><text:s/><text:s/>beforeEach(inject(<text:span text:style-name="OrgSrcFontLockKeywordFace">function</text:span><text:s/>(<text:span text:style-name="OrgSrcFontLockVariableNameFace">$rootScope</text:span>,<text:s/><text:span text:style-name="OrgSrcFontLockVariableNameFace">$controller</text:span>)<text:s/>{</text:p>
      <text:p text:style-name="OrgSrcBlock"><text:s/><text:s/><text:s/><text:s/>scope<text:s/>=<text:s/>$rootScope.$new();</text:p>
      <text:p text:style-name="OrgSrcBlock"><text:s/><text:s/><text:s/><text:s/>ctrl<text:s/>=<text:s/>$controller(<text:span text:style-name="OrgSrcFontLockStringFace">'HelloworldCtrl'</text:span>,<text:s/>{<text:s/>$scope:<text:s/>scope<text:s/>});</text:p>
      <text:p text:style-name="OrgSrcBlock"><text:s/><text:s/>}));</text:p>
      <text:p text:style-name="OrgSrcBlock"/>
      <text:p text:style-name="OrgSrcBlock"><text:s/><text:s/>it(<text:span text:style-name="OrgSrcFontLockStringFace">'should<text:s/>have<text:s/>a<text:s/>HelloworldCtrl<text:s/>controller'</text:span>,<text:s/><text:span text:style-name="OrgSrcFontLockKeywordFace">function</text:span><text:s/>()<text:s/>{</text:p>
      <text:p text:style-name="OrgSrcBlock"><text:s/><text:s/><text:s/><text:s/>expect(ctrl).not.toBe(<text:span text:style-name="OrgSrcFontLockConstantFace">null</text:span>);</text:p>
      <text:p text:style-name="OrgSrcBlock"><text:s/><text:s/>});</text:p>
      <text:p text:style-name="OrgSrcBlock"/>
      <text:p text:style-name="OrgSrcBlock"><text:s/><text:s/>it(<text:span text:style-name="OrgSrcFontLockStringFace">'sorts<text:s/>books<text:s/>by<text:s/>titl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Less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titl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titl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scope.books[i].title).toBeGreaterThan(scope.books[i<text:s/>+<text:s/>1].title);</text:p>
      <text:p text:style-name="OrgSrcBlock"><text:s/><text:s/><text:s/><text:s/>}</text:p>
      <text:p text:style-name="OrgSrcBlock"><text:s/><text:s/>});</text:p>
      <text:p text:style-name="OrgSrcBlock"/>
      <text:p text:style-name="OrgSrcBlock"><text:s/><text:s/>it(<text:span text:style-name="OrgSrcFontLockStringFace">'sorts<text:s/>books<text:s/>by<text:s/>price<text:s/>in<text:s/>a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a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LessThan(parseFloat(scope.books[i<text:s/>+<text:s/>1].price));</text:p>
      <text:p text:style-name="OrgSrcBlock"><text:s/><text:s/><text:s/><text:s/>}</text:p>
      <text:p text:style-name="OrgSrcBlock"><text:s/><text:s/>});</text:p>
      <text:p text:style-name="OrgSrcBlock"/>
      <text:p text:style-name="OrgSrcBlock"><text:s/><text:s/>it(<text:span text:style-name="OrgSrcFontLockStringFace">'sorts<text:s/>books<text:s/>by<text:s/>price<text:s/>in<text:s/>descending<text:s/>order'</text:span>,<text:s/><text:span text:style-name="OrgSrcFontLockKeywordFace">function</text:span><text:s/>()<text:s/>{</text:p>
      <text:p text:style-name="OrgSrcBlock"><text:s/><text:s/><text:s/><text:s/><text:span text:style-name="OrgSrcFontLockKeywordFace">var</text:span><text:s/><text:span text:style-name="OrgSrcFontLockVariableNameFace">i</text:span>;</text:p>
      <text:p text:style-name="OrgSrcBlock"><text:s/><text:s/><text:s/><text:s/>scope.booksSortedBy<text:s/>=<text:s/><text:span text:style-name="OrgSrcFontLockStringFace">'price-descending'</text:span>;</text:p>
      <text:p text:style-name="OrgSrcBlock"><text:s/><text:s/><text:s/><text:s/>scope.$apply();</text:p>
      <text:p text:style-name="OrgSrcBlock"><text:s/><text:s/><text:s/><text:s/><text:span text:style-name="OrgSrcFontLockKeywordFace">for</text:span><text:s/>(i<text:s/>=<text:s/>0;<text:s/>i<text:s/>&lt;<text:s/>scope.books.length<text:s/>-<text:s/>1;<text:s/>i++)<text:s/>{</text:p>
      <text:p text:style-name="OrgSrcBlock"><text:s/><text:s/><text:s/><text:s/><text:s/><text:s/>expect(parseFloat(scope.books[i].price)).toBeGreaterThan(parseFloat(scope.books[i<text:s/>+<text:s/>1].price));</text:p>
      <text:p text:style-name="OrgSrcBlock"><text:s/><text:s/><text:s/><text:s/>}</text:p>
      <text:p text:style-name="OrgSrcBlock"><text:s/><text:s/>});</text:p>
      <text:p text:style-name="OrgSrcBlock"/>
      <text:p text:style-name="OrgSrcBlock"><text:s/><text:s/>it(<text:span text:style-name="OrgSrcFontLockStringFace">'lists<text:s/>all<text:s/>books<text:s/>when<text:s/>searching<text:s/>for<text:s/>null<text:s/>or<text:s/>an<text:s/>empty<text:s/>string'</text:span>,<text:s/><text:span text:style-name="OrgSrcFontLockKeywordFace">function</text:span><text:s/>()<text:s/>{</text:p>
      <text:p text:style-name="OrgSrcBlock"><text:s/><text:s/><text:s/><text:s/>scope.booksTitleContains<text:s/>=<text:s/><text:span text:style-name="OrgSrcFontLockStringFace">''</text:span>;</text:p>
      <text:p text:style-name="OrgSrcBlock"><text:s/><text:s/><text:s/><text:s/>scope.$apply();</text:p>
      <text:p text:style-name="OrgSrcBlock"><text:s/><text:s/><text:s/><text:s/>expect(scope.books.length).toBe(ctrl.books.length);</text:p>
      <text:p text:style-name="OrgSrcBlock"/>
      <text:p text:style-name="OrgSrcBlock"><text:s/><text:s/><text:s/><text:s/>scope.booksTitleContains<text:s/>=<text:s/><text:span text:style-name="OrgSrcFontLockConstantFace">null</text:span>;</text:p>
      <text:p text:style-name="OrgSrcBlock"><text:s/><text:s/><text:s/><text:s/>scope.$apply();</text:p>
      <text:p text:style-name="OrgSrcBlock"><text:s/><text:s/><text:s/><text:s/>expect(scope.books.length).toBe(ctrl.books.length);</text:p>
      <text:p text:style-name="OrgSrcBlock"><text:s/><text:s/>});</text:p>
      <text:p text:style-name="OrgSrcBlock"/>
      <text:p text:style-name="OrgSrcBlock"><text:s/><text:s/>it(<text:span text:style-name="OrgSrcFontLockStringFace">'lists<text:s/>only<text:s/>books<text:s/>that<text:s/>contain<text:s/>the<text:s/>search<text:s/>string<text:s/>in<text:s/>their<text:s/>title'</text:span>,<text:s/><text:span text:style-name="OrgSrcFontLockKeywordFace">function</text:span><text:s/>()<text:s/>{</text:p>
      <text:p text:style-name="OrgSrcBlock"><text:s/><text:s/><text:s/><text:s/>scope.booksTitleContains<text:s/>=<text:s/><text:span text:style-name="OrgSrcFontLockStringFace">'Web'</text:span>;</text:p>
      <text:p text:style-name="OrgSrcBlock"><text:s/><text:s/><text:s/><text:s/>scope.$apply();</text:p>
      <text:p text:style-name="OrgSrcBlock"><text:s/><text:s/><text:s/><text:s/>expect(scope.books.length).toBe(1);</text:p>
      <text:p text:style-name="OrgSrcBlock"><text:s/><text:s/><text:s/><text:s/>expect(scope.books[0].title).toMatch(<text:span text:style-name="OrgSrcFontLockStringFace">'Web'</text:span>);</text:p>
      <text:p text:style-name="OrgSrcBlock"/>
      <text:p text:style-name="OrgSrcBlock"><text:s/><text:s/><text:s/><text:s/>scope.booksTitleContains<text:s/>=<text:s/><text:span text:style-name="OrgSrcFontLockStringFace">'AngularJS'</text:span>;</text:p>
      <text:p text:style-name="OrgSrcBlock"><text:s/><text:s/><text:s/><text:s/>scope.$apply();</text:p>
      <text:p text:style-name="OrgSrcBlock"><text:s/><text:s/><text:s/><text:s/>expect(scope.books.length).toBe(ctrl.books.length);</text:p>
      <text:p text:style-name="OrgSrcBlock"><text:s/><text:s/><text:s/><text:s/>expect(scope.books[1].title).toMatch(<text:span text:style-name="OrgSrcFontLockStringFace">'AngularJS'</text:span>);</text:p>
      <text:p text:style-name="OrgSrcBlock"/>
      <text:p text:style-name="OrgSrcBlock"><text:s/><text:s/><text:s/><text:s/>scope.booksTitleContains<text:s/>=<text:s/><text:span text:style-name="OrgSrcFontLockStringFace">'Learn<text:s/>AngularJS'</text:span>;</text:p>
      <text:p text:style-name="OrgSrcBlock"><text:s/><text:s/><text:s/><text:s/>scope.$apply();</text:p>
      <text:p text:style-name="OrgSrcBlock"><text:s/><text:s/><text:s/><text:s/>expect(scope.books.length).toBe(2);</text:p>
      <text:p text:style-name="OrgSrcBlock"><text:s/><text:s/><text:s/><text:s/>expect(scope.books[0].title).toMatch(<text:span text:style-name="OrgSrcFontLockStringFace">'Learn<text:s/>AngularJS'</text:span>);</text:p>
      <text:p text:style-name="OrgSrcBlock"><text:s/><text:s/>});</text:p>
      <text:p text:style-name="OrgSrcBlockLastLine">});</text:p>
      <text:h text:style-name="Heading_20_2" text:outline-level="2"><text:bookmark-start text:name="OrgXref.sec-2-7"/><text:bookmark text:name="sec-2-7"/>Defining a Directive<text:bookmark-end text:name="OrgXref.sec-2-7"/></text:h>
      <text:h text:style-name="Heading_20_2" text:outline-level="2"><text:bookmark-start text:name="OrgXref.sec-2-8"/><text:bookmark text:name="sec-2-8"/>Unit Testing the Directive<text:bookmark-end text:name="OrgXref.sec-2-8"/></text:h>
      <text:h text:style-name="Heading_20_2" text:outline-level="2"><text:bookmark-start text:name="OrgXref.sec-2-9"/><text:bookmark text:name="sec-2-9"/>End to End Testing<text:bookmark-end text:name="OrgXref.sec-2-9"/></text:h>
      <text:h text:style-name="Heading_20_1" text:outline-level="1"><text:bookmark-start text:name="OrgXref.sec-3"/><text:bookmark text:name="sec-3"/>Putting it all together<text:bookmark-end text:name="OrgXref.sec-3"/></text:h>
      <text:p text:style-name="OrgSrcBlock">&lt;<text:span text:style-name="OrgSrcFontLockKeywordFace">!DOCTYPE</text:span><text:s/>HTML&gt;</text:p>
      <text:p text:style-name="OrgSrcBlock">&lt;<text:span text:style-name="OrgSrcFontLockFunctionNameFace">html</text:span><text:s/><text:span text:style-name="OrgSrcFontLockVariableNameFace">ng-app</text:span>=<text:span text:style-name="OrgSrcFontLockStringFace">"helloworldApp"</text:span>&gt;</text:p>
      <text:p text:style-name="OrgSrcBlock">&lt;<text:span text:style-name="OrgSrcFontLockFunctionNameFace">head</text:span>&gt;</text:p>
      <text:p text:style-name="OrgSrcBlock"><text:s/><text:s/>&lt;<text:span text:style-name="OrgSrcFontLockFunctionNameFace">title</text:span>&gt;<text:span text:style-name="OrgSrcBold">Hello<text:s/>Angular.JS</text:span>&lt;/<text:span text:style-name="OrgSrcFontLockFunctionNameFace">title</text:span>&gt;</text:p>
      <text:p text:style-name="OrgSrcBlock"><text:s/><text:s/>&lt;<text:span text:style-name="OrgSrcFontLockFunctionNameFace">link</text:span><text:s/><text:span text:style-name="OrgSrcFontLockVariableNameFace">rel</text:span>=<text:span text:style-name="OrgSrcFontLockStringFace">"stylesheet"</text:span><text:s/><text:span text:style-name="OrgSrcFontLockVariableNameFace">href</text:span>=<text:span text:style-name="OrgSrcFontLockStringFace">"styles/helloworld.css"</text:span><text:s/>/&gt;</text:p>
      <text:p text:style-name="OrgSrcBlock"><text:s/><text:s/>&lt;<text:span text:style-name="OrgSrcFontLockFunctionNameFace">script</text:span><text:s/><text:span text:style-name="OrgSrcFontLockVariableNameFace">src</text:span>=<text:span text:style-name="OrgSrcFontLockStringFace">"lib/angular-1.0.8/angular.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app.js"</text:span>&gt;&lt;/<text:span text:style-name="OrgSrcFontLockFunctionNameFace">script</text:span>&gt;</text:p>
      <text:p text:style-name="OrgSrcBlock"><text:s/><text:s/>&lt;<text:span text:style-name="OrgSrcFontLockFunctionNameFace">script</text:span><text:s/><text:span text:style-name="OrgSrcFontLockVariableNameFace">src</text:span>=<text:span text:style-name="OrgSrcFontLockStringFace">"js/helloworld/controllers.js"</text:span>&gt;&lt;/<text:span text:style-name="OrgSrcFontLockFunctionNameFace">script</text:span>&gt;</text:p>
      <text:p text:style-name="OrgSrcBlock">&lt;/<text:span text:style-name="OrgSrcFontLockFunctionNameFace">head</text:span>&gt;</text:p>
      <text:p text:style-name="OrgSrcBlock">&lt;<text:span text:style-name="OrgSrcFontLockFunctionNameFace">body</text:span>&gt;</text:p>
      <text:p text:style-name="OrgSrcBlock"><text:s/><text:s/>&lt;<text:span text:style-name="OrgSrcFontLockFunctionNameFace">div</text:span><text:s/><text:span text:style-name="OrgSrcFontLockVariableNameFace">ng-controller</text:span>=<text:span text:style-name="OrgSrcFontLockStringFace">"HelloworldCtrl"</text:span>&gt;</text:p>
      <text:p text:style-name="OrgSrcBlock"><text:s/><text:s/><text:s/><text:s/>&lt;<text:span text:style-name="OrgSrcFontLockFunctionNameFace">h1</text:span>&gt;<text:span text:style-name="OrgSrcBold">Hello<text:s/>World!</text:span>&lt;/<text:span text:style-name="OrgSrcFontLockFunctionNameFace">h1</text:span>&gt;</text:p>
      <text:p text:style-name="OrgSrcBlock"><text:s/><text:s/><text:s/><text:s/>&lt;<text:span text:style-name="OrgSrcFontLockFunctionNameFace">h2</text:span>&gt;<text:span text:style-name="OrgSrcBoldItalic">Books</text:span>&lt;/<text:span text:style-name="OrgSrcFontLockFunctionNameFace">h2</text:span>&gt;</text:p>
      <text:p text:style-name="OrgSrcBlock"><text:s/><text:s/><text:s/><text:s/>&lt;<text:span text:style-name="OrgSrcFontLockFunctionNameFace">p</text:span>&gt;</text:p>
      <text:p text:style-name="OrgSrcBlock"><text:s/><text:s/><text:s/><text:s/><text:s/><text:s/>&lt;<text:span text:style-name="OrgSrcFontLockFunctionNameFace">input</text:span><text:s/><text:span text:style-name="OrgSrcFontLockVariableNameFace">type</text:span>=<text:span text:style-name="OrgSrcFontLockStringFace">"text"</text:span><text:s/><text:span text:style-name="OrgSrcFontLockVariableNameFace">ng-model</text:span>=<text:span text:style-name="OrgSrcFontLockStringFace">"booksTitleContains"</text:span>&gt;&lt;/<text:span text:style-name="OrgSrcFontLockFunctionNameFace">input</text:span>&gt;</text:p>
      <text:p text:style-name="OrgSrcBlock"><text:s/><text:s/><text:s/><text:s/><text:s/><text:s/>&lt;<text:span text:style-name="OrgSrcFontLockFunctionNameFace">button</text:span><text:s/><text:span text:style-name="OrgSrcFontLockVariableNameFace">ng-click</text:span>=<text:span text:style-name="OrgSrcFontLockStringFace">"booksTitleContains<text:s/>=<text:s/>null"</text:span>&gt;Clear&lt;/<text:span text:style-name="OrgSrcFontLockFunctionNameFace">button</text:span>&gt;</text:p>
      <text:p text:style-name="OrgSrcBlock"><text:s/><text:s/><text:s/><text:s/>&lt;/<text:span text:style-name="OrgSrcFontLockFunctionNameFace">p</text:span>&gt;</text:p>
      <text:p text:style-name="OrgSrcBlock"><text:s/><text:s/><text:s/><text:s/>&lt;<text:span text:style-name="OrgSrcFontLockFunctionNameFace">p</text:span>&gt;Sort<text:s/>by:</text:p>
      <text:p text:style-name="OrgSrcBlock"><text:s/><text:s/><text:s/><text:s/><text:s/><text:s/>&lt;<text:span text:style-name="OrgSrcFontLockFunctionNameFace">select</text:span><text:s/><text:span text:style-name="OrgSrcFontLockVariableNameFace">ng-model</text:span>=<text:span text:style-name="OrgSrcFontLockStringFace">"booksSortedBy"</text:span>&gt;</text:p>
      <text:p text:style-name="OrgSrcBlock"><text:s/><text:s/><text:s/><text:s/><text:s/><text:s/><text:s/><text:s/>&lt;<text:span text:style-name="OrgSrcFontLockFunctionNameFace">option</text:span><text:s/><text:span text:style-name="OrgSrcFontLockVariableNameFace">value</text:span>=<text:span text:style-name="OrgSrcFontLockStringFace">"title-ascending"</text:span>&gt;Title:<text:s/>A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title-descending"</text:span>&gt;Title:<text:s/>Descending&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ascending"</text:span>&gt;Price:<text:s/>Low<text:s/>to<text:s/>High&lt;/<text:span text:style-name="OrgSrcFontLockFunctionNameFace">option</text:span>&gt;</text:p>
      <text:p text:style-name="OrgSrcBlock"><text:s/><text:s/><text:s/><text:s/><text:s/><text:s/><text:s/><text:s/>&lt;<text:span text:style-name="OrgSrcFontLockFunctionNameFace">option</text:span><text:s/><text:span text:style-name="OrgSrcFontLockVariableNameFace">value</text:span>=<text:span text:style-name="OrgSrcFontLockStringFace">"price-descending"</text:span>&gt;Price:<text:s/>High<text:s/>to<text:s/>Low&lt;/<text:span text:style-name="OrgSrcFontLockFunctionNameFace">option</text:span>&gt;</text:p>
      <text:p text:style-name="OrgSrcBlock"><text:s/><text:s/><text:s/><text:s/><text:s/><text:s/>&lt;/<text:span text:style-name="OrgSrcFontLockFunctionNameFace">select</text:span>&gt;</text:p>
      <text:p text:style-name="OrgSrcBlock"><text:s/><text:s/><text:s/><text:s/>&lt;/<text:span text:style-name="OrgSrcFontLockFunctionNameFace">p</text:span>&gt;</text:p>
      <text:p text:style-name="OrgSrcBlock"><text:s/><text:s/><text:s/><text:s/>&lt;<text:span text:style-name="OrgSrcFontLockFunctionNameFace">table</text:span>&gt;</text:p>
      <text:p text:style-name="OrgSrcBlock"><text:s/><text:s/><text:s/><text:s/><text:s/><text:s/>&lt;<text:span text:style-name="OrgSrcFontLockFunctionNameFace">thead</text:span>&gt;</text:p>
      <text:p text:style-name="OrgSrcBlock"><text:s/><text:s/><text:s/><text:s/><text:s/><text:s/><text:s/><text:s/>&lt;<text:span text:style-name="OrgSrcFontLockFunctionNameFace">th</text:span>&gt;Title&lt;/<text:span text:style-name="OrgSrcFontLockFunctionNameFace">th</text:span>&gt;</text:p>
      <text:p text:style-name="OrgSrcBlock"><text:s/><text:s/><text:s/><text:s/><text:s/><text:s/><text:s/><text:s/>&lt;<text:span text:style-name="OrgSrcFontLockFunctionNameFace">th</text:span>&gt;Price&lt;/<text:span text:style-name="OrgSrcFontLockFunctionNameFace">th</text:span>&gt;</text:p>
      <text:p text:style-name="OrgSrcBlock"><text:s/><text:s/><text:s/><text:s/><text:s/><text:s/>&lt;/<text:span text:style-name="OrgSrcFontLockFunctionNameFace">thead</text:span>&gt;</text:p>
      <text:p text:style-name="OrgSrcBlock"><text:s/><text:s/><text:s/><text:s/><text:s/><text:s/>&lt;<text:span text:style-name="OrgSrcFontLockFunctionNameFace">tbody</text:span>&gt;</text:p>
      <text:p text:style-name="OrgSrcBlock"><text:s/><text:s/><text:s/><text:s/><text:s/><text:s/><text:s/><text:s/>&lt;<text:span text:style-name="OrgSrcFontLockFunctionNameFace">tr</text:span><text:s/><text:span text:style-name="OrgSrcFontLockVariableNameFace">ng-repeat</text:span>=<text:span text:style-name="OrgSrcFontLockStringFace">"book<text:s/>in<text:s/>books"</text:span>&gt;</text:p>
      <text:p text:style-name="OrgSrcBlock"><text:s/><text:s/><text:s/><text:s/><text:s/><text:s/><text:s/><text:s/><text:s/><text:s/>&lt;<text:span text:style-name="OrgSrcFontLockFunctionNameFace">td</text:span><text:s/><text:span text:style-name="OrgSrcFontLockVariableNameFace">ng-bind</text:span>=<text:span text:style-name="OrgSrcFontLockStringFace">"book.title"</text:span>&gt;&lt;/<text:span text:style-name="OrgSrcFontLockFunctionNameFace">td</text:span>&gt;</text:p>
      <text:p text:style-name="OrgSrcBlock"><text:s/><text:s/><text:s/><text:s/><text:s/><text:s/><text:s/><text:s/><text:s/><text:s/>&lt;<text:span text:style-name="OrgSrcFontLockFunctionNameFace">td</text:span>&gt;{{<text:s/>book.price<text:s/>|<text:s/>currency<text:s/>}}&lt;/<text:span text:style-name="OrgSrcFontLockFunctionNameFace">td</text:span>&gt;</text:p>
      <text:p text:style-name="OrgSrcBlock"><text:s/><text:s/><text:s/><text:s/><text:s/><text:s/><text:s/><text:s/>&lt;/<text:span text:style-name="OrgSrcFontLockFunctionNameFace">tr</text:span>&gt;</text:p>
      <text:p text:style-name="OrgSrcBlock"><text:s/><text:s/><text:s/><text:s/><text:s/><text:s/>&lt;/<text:span text:style-name="OrgSrcFontLockFunctionNameFace">tbody</text:span>&gt;</text:p>
      <text:p text:style-name="OrgSrcBlock"><text:s/><text:s/><text:s/><text:s/>&lt;/<text:span text:style-name="OrgSrcFontLockFunctionNameFace">table</text:span>&gt;</text:p>
      <text:p text:style-name="OrgSrcBlock"><text:s/><text:s/>&lt;/<text:span text:style-name="OrgSrcFontLockFunctionNameFace">div</text:span>&gt;</text:p>
      <text:p text:style-name="OrgSrcBlock">&lt;/<text:span text:style-name="OrgSrcFontLockFunctionNameFace">body</text:span>&gt;</text:p>
      <text:p text:style-name="OrgSrcBlockLastLine">&lt;/<text:span text:style-name="OrgSrcFontLockFunctionNameFace">html</text:span>&gt;</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old" style:family="text">
      <style:text-properties fo:color="#000000"/>
    </style:style>
    <style:style style:name="OrgSrcFontLockTypeFace" style:family="text">
      <style:text-properties fo:color="#36648b"/>
    </style:style>
    <style:style style:name="OrgSrcFontLockCommentFace" style:family="text">
      <style:text-properties fo:color="#8c8c8c"/>
    </style:style>
    <style:style style:name="OrgSrcFontLockCommentDelimiterFace" style:family="text">
      <style:text-properties fo:color="#b22222"/>
    </style:style>
    <style:style style:name="OrgSrcFontLockKeywordFace" style:family="text">
      <style:text-properties fo:color="#00008b"/>
    </style:style>
    <style:style style:name="OrgSrcFontLockConstantFace" style:family="text">
      <style:text-properties fo:color="#6b8e23"/>
    </style:style>
    <style:style style:name="OrgSrcBoldItalic" style:family="text">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StringFace" style:family="text">
      <style:text-properties fo:color="#8b0000"/>
    </style:style>
    <style:style style:name="OrgSrcFontLockVariableNameFace" style:family="text">
      <style:text-properties fo:color="#b8860b"/>
    </style:style>
    <style:style style:name="OrgSrcFontLockFunctionNameFace" style:family="text">
      <style:text-properties fo:color="#6a5acd"/>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Rudolf Olah</dc:creator>
    <meta:initial-creator>Rudolf Olah</meta:initial-creator>
    <dc:date>2013-10-09T16:54:46-04:00</dc:date>
    <meta:creation-date>2013-10-09T16:54:46-04:00</meta:creation-date>
    <meta:generator>Org-7.8.11/Emacs-24.2.1</meta:generator>
    <meta:keyword/>
    <dc:subject/>
    <dc:title>AngularJS Hello World</dc:title>
  </office:meta>
</office:document-meta>
</file>